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14.08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6.56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number-columns-repeated="7" table:default-cell-style-name="Default"/>
        <table:table-column table:style-name="co6" table:number-columns-repeated="3" table:default-cell-style-name="Default"/>
        <table:table-row table:style-name="ro1">
          <table:table-cell table:number-columns-repeated="2"/>
          <table:table-cell table:formula="of:=LEN([.B3])"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<text:s text:c="6"/>--INIT_00 =&gt; X</text:p>
          </table:table-cell>
          <table:table-cell office:value-type="string" calcext:value-type="string">
            <text:p>007CC6063C06C6CC07E0070683C160C603C083818181818301C0676C6C6C6C7C</text:p>
          </table:table-cell>
          <table:table-cell office:value-type="string" calcext:value-type="string">
            <text:p>,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table:style-name="ce1" table:formula="of:=INDIRECT(ADDRESS([.AM2];[.AM1]))" office:value-type="string" office:string-value="00" calcext:value-type="string">
            <text:p>00</text:p>
          </table:table-cell>
        </table:table-row>
        <table:table-row table:style-name="ro1">
          <table:table-cell office:value-type="string" calcext:value-type="string">
            <text:p><text:s text:c="6"/>INIT_00 =&gt; X</text:p>
          </table:table-cell>
          <table:table-cell office:value-type="string" calcext:value-type="string">
            <text:p>7CC6C6C6C6C67C001838181818183C003C660C1830607E007CC6063C06C67C00</text:p>
          </table:table-cell>
          <table:table-cell office:value-type="string" calcext:value-type="string">
            <text:p>,</text:p>
          </table:table-cell>
          <table:table-cell table:formula="of:=COM.MICROSOFT.CONCAT([.A3];&quot;&quot;&quot;&quot;;[.F3:.AK3];&quot;&quot;&quot;&quot;;[.C3])" office:value-type="string" office:string-value="      INIT_00 =&gt; X&quot;007CC6063C06C67C007E6030180C663C003C181818183818007CC6C6C6C6C67C&quot;," calcext:value-type="string">
            <text:p><text:s text:c="6"/>INIT_00 =&gt; X"007CC6063C06C67C007E6030180C663C003C181818183818007CC6C6C6C6C67C",</text:p>
          </table:table-cell>
          <table:table-cell/>
          <table:table-cell table:formula="of:=MIDB([.$B3];63-([.F$1]-1)*2;2)" office:value-type="string" office:string-value="00" calcext:value-type="string">
            <text:p>00</text:p>
          </table:table-cell>
          <table:table-cell table:formula="of:=MIDB([.$B3];63-([.G$1]-1)*2;2)" office:value-type="string" office:string-value="7C" calcext:value-type="string">
            <text:p>7C</text:p>
          </table:table-cell>
          <table:table-cell table:formula="of:=MIDB([.$B3];63-([.H$1]-1)*2;2)" office:value-type="string" office:string-value="C6" calcext:value-type="string">
            <text:p>C6</text:p>
          </table:table-cell>
          <table:table-cell table:formula="of:=MIDB([.$B3];63-([.I$1]-1)*2;2)" office:value-type="string" office:string-value="06" calcext:value-type="string">
            <text:p>06</text:p>
          </table:table-cell>
          <table:table-cell table:formula="of:=MIDB([.$B3];63-([.J$1]-1)*2;2)" office:value-type="string" office:string-value="3C" calcext:value-type="string">
            <text:p>3C</text:p>
          </table:table-cell>
          <table:table-cell table:formula="of:=MIDB([.$B3];63-([.K$1]-1)*2;2)" office:value-type="string" office:string-value="06" calcext:value-type="string">
            <text:p>06</text:p>
          </table:table-cell>
          <table:table-cell table:formula="of:=MIDB([.$B3];63-([.L$1]-1)*2;2)" office:value-type="string" office:string-value="C6" calcext:value-type="string">
            <text:p>C6</text:p>
          </table:table-cell>
          <table:table-cell table:formula="of:=MIDB([.$B3];63-([.M$1]-1)*2;2)" office:value-type="string" office:string-value="7C" calcext:value-type="string">
            <text:p>7C</text:p>
          </table:table-cell>
          <table:table-cell table:formula="of:=MIDB([.$B3];63-([.N$1]-1)*2;2)" office:value-type="string" office:string-value="00" calcext:value-type="string">
            <text:p>00</text:p>
          </table:table-cell>
          <table:table-cell table:formula="of:=MIDB([.$B3];63-([.O$1]-1)*2;2)" office:value-type="string" office:string-value="7E" calcext:value-type="string">
            <text:p>7E</text:p>
          </table:table-cell>
          <table:table-cell table:formula="of:=MIDB([.$B3];63-([.P$1]-1)*2;2)" office:value-type="string" office:string-value="60" calcext:value-type="string">
            <text:p>60</text:p>
          </table:table-cell>
          <table:table-cell table:formula="of:=MIDB([.$B3];63-([.Q$1]-1)*2;2)" office:value-type="string" office:string-value="30" calcext:value-type="string">
            <text:p>30</text:p>
          </table:table-cell>
          <table:table-cell table:formula="of:=MIDB([.$B3];63-([.R$1]-1)*2;2)" office:value-type="string" office:string-value="18" calcext:value-type="string">
            <text:p>18</text:p>
          </table:table-cell>
          <table:table-cell table:formula="of:=MIDB([.$B3];63-([.S$1]-1)*2;2)" office:value-type="string" office:string-value="0C" calcext:value-type="string">
            <text:p>0C</text:p>
          </table:table-cell>
          <table:table-cell table:formula="of:=MIDB([.$B3];63-([.T$1]-1)*2;2)" office:value-type="string" office:string-value="66" calcext:value-type="string">
            <text:p>66</text:p>
          </table:table-cell>
          <table:table-cell table:formula="of:=MIDB([.$B3];63-([.U$1]-1)*2;2)" office:value-type="string" office:string-value="3C" calcext:value-type="string">
            <text:p>3C</text:p>
          </table:table-cell>
          <table:table-cell table:formula="of:=MIDB([.$B3];63-([.V$1]-1)*2;2)" office:value-type="string" office:string-value="00" calcext:value-type="string">
            <text:p>00</text:p>
          </table:table-cell>
          <table:table-cell table:formula="of:=MIDB([.$B3];63-([.W$1]-1)*2;2)" office:value-type="string" office:string-value="3C" calcext:value-type="string">
            <text:p>3C</text:p>
          </table:table-cell>
          <table:table-cell table:formula="of:=MIDB([.$B3];63-([.X$1]-1)*2;2)" office:value-type="string" office:string-value="18" calcext:value-type="string">
            <text:p>18</text:p>
          </table:table-cell>
          <table:table-cell table:formula="of:=MIDB([.$B3];63-([.Y$1]-1)*2;2)" office:value-type="string" office:string-value="18" calcext:value-type="string">
            <text:p>18</text:p>
          </table:table-cell>
          <table:table-cell table:formula="of:=MIDB([.$B3];63-([.Z$1]-1)*2;2)" office:value-type="string" office:string-value="18" calcext:value-type="string">
            <text:p>18</text:p>
          </table:table-cell>
          <table:table-cell table:formula="of:=MIDB([.$B3];63-([.AA$1]-1)*2;2)" office:value-type="string" office:string-value="18" calcext:value-type="string">
            <text:p>18</text:p>
          </table:table-cell>
          <table:table-cell table:formula="of:=MIDB([.$B3];63-([.AB$1]-1)*2;2)" office:value-type="string" office:string-value="38" calcext:value-type="string">
            <text:p>38</text:p>
          </table:table-cell>
          <table:table-cell table:formula="of:=MIDB([.$B3];63-([.AC$1]-1)*2;2)" office:value-type="string" office:string-value="18" calcext:value-type="string">
            <text:p>18</text:p>
          </table:table-cell>
          <table:table-cell table:formula="of:=MIDB([.$B3];63-([.AD$1]-1)*2;2)" office:value-type="string" office:string-value="00" calcext:value-type="string">
            <text:p>00</text:p>
          </table:table-cell>
          <table:table-cell table:formula="of:=MIDB([.$B3];63-([.AE$1]-1)*2;2)" office:value-type="string" office:string-value="7C" calcext:value-type="string">
            <text:p>7C</text:p>
          </table:table-cell>
          <table:table-cell table:formula="of:=MIDB([.$B3];63-([.AF$1]-1)*2;2)" office:value-type="string" office:string-value="C6" calcext:value-type="string">
            <text:p>C6</text:p>
          </table:table-cell>
          <table:table-cell table:formula="of:=MIDB([.$B3];63-([.AG$1]-1)*2;2)" office:value-type="string" office:string-value="C6" calcext:value-type="string">
            <text:p>C6</text:p>
          </table:table-cell>
          <table:table-cell table:formula="of:=MIDB([.$B3];63-([.AH$1]-1)*2;2)" office:value-type="string" office:string-value="C6" calcext:value-type="string">
            <text:p>C6</text:p>
          </table:table-cell>
          <table:table-cell table:formula="of:=MIDB([.$B3];63-([.AI$1]-1)*2;2)" office:value-type="string" office:string-value="C6" calcext:value-type="string">
            <text:p>C6</text:p>
          </table:table-cell>
          <table:table-cell table:formula="of:=MIDB([.$B3];63-([.AJ$1]-1)*2;2)" office:value-type="string" office:string-value="C6" calcext:value-type="string">
            <text:p>C6</text:p>
          </table:table-cell>
          <table:table-cell table:formula="of:=MIDB([.$B3];63-([.AK$1]-1)*2;2)" office:value-type="string" office:string-value="7C" calcext:value-type="string">
            <text:p>7C</text:p>
          </table:table-cell>
          <table:table-cell/>
          <table:table-cell table:formula="of:=HEX2BIN(INDIRECT(ADDRESS([.AM$2];[.AM$1]-[.AN3]));8)" office:value-type="string" office:string-value="00000000" calcext:value-type="string">
            <text:p>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6"/>INIT_01 =&gt; X</text:p>
          </table:table-cell>
          <table:table-cell office:value-type="string" calcext:value-type="string">
            <text:p>CCCCCCFE0C0C0C00FEC0C07C06C67C007CC6C0FCC6C67C00FE060C183060C000</text:p>
          </table:table-cell>
          <table:table-cell office:value-type="string" calcext:value-type="string">
            <text:p>,</text:p>
          </table:table-cell>
          <table:table-cell table:formula="of:=COM.MICROSOFT.CONCAT([.A4];&quot;&quot;&quot;&quot;;[.F4:.AK4];&quot;&quot;&quot;&quot;;[.C4])" office:value-type="string" office:string-value="      INIT_01 =&gt; X&quot;00C06030180C06FE007CC6C6FCC0C67C007CC6067CC0C0FE000C0C0CFECCCCCC&quot;," calcext:value-type="string">
            <text:p><text:s text:c="6"/>INIT_01 =&gt; X"00C06030180C06FE007CC6C6FCC0C67C007CC6067CC0C0FE000C0C0CFECCCCCC",</text:p>
          </table:table-cell>
          <table:table-cell/>
          <table:table-cell table:formula="of:=MIDB([.$B4];63-([.F$1]-1)*2;2)" office:value-type="string" office:string-value="00" calcext:value-type="string">
            <text:p>00</text:p>
          </table:table-cell>
          <table:table-cell table:formula="of:=MIDB([.$B4];63-([.G$1]-1)*2;2)" office:value-type="string" office:string-value="C0" calcext:value-type="string">
            <text:p>C0</text:p>
          </table:table-cell>
          <table:table-cell table:formula="of:=MIDB([.$B4];63-([.H$1]-1)*2;2)" office:value-type="string" office:string-value="60" calcext:value-type="string">
            <text:p>60</text:p>
          </table:table-cell>
          <table:table-cell table:formula="of:=MIDB([.$B4];63-([.I$1]-1)*2;2)" office:value-type="string" office:string-value="30" calcext:value-type="string">
            <text:p>30</text:p>
          </table:table-cell>
          <table:table-cell table:formula="of:=MIDB([.$B4];63-([.J$1]-1)*2;2)" office:value-type="string" office:string-value="18" calcext:value-type="string">
            <text:p>18</text:p>
          </table:table-cell>
          <table:table-cell table:formula="of:=MIDB([.$B4];63-([.K$1]-1)*2;2)" office:value-type="string" office:string-value="0C" calcext:value-type="string">
            <text:p>0C</text:p>
          </table:table-cell>
          <table:table-cell table:formula="of:=MIDB([.$B4];63-([.L$1]-1)*2;2)" office:value-type="string" office:string-value="06" calcext:value-type="string">
            <text:p>06</text:p>
          </table:table-cell>
          <table:table-cell table:formula="of:=MIDB([.$B4];63-([.M$1]-1)*2;2)" office:value-type="string" office:string-value="FE" calcext:value-type="string">
            <text:p>FE</text:p>
          </table:table-cell>
          <table:table-cell table:formula="of:=MIDB([.$B4];63-([.N$1]-1)*2;2)" office:value-type="string" office:string-value="00" calcext:value-type="string">
            <text:p>00</text:p>
          </table:table-cell>
          <table:table-cell table:formula="of:=MIDB([.$B4];63-([.O$1]-1)*2;2)" office:value-type="string" office:string-value="7C" calcext:value-type="string">
            <text:p>7C</text:p>
          </table:table-cell>
          <table:table-cell table:formula="of:=MIDB([.$B4];63-([.P$1]-1)*2;2)" office:value-type="string" office:string-value="C6" calcext:value-type="string">
            <text:p>C6</text:p>
          </table:table-cell>
          <table:table-cell table:formula="of:=MIDB([.$B4];63-([.Q$1]-1)*2;2)" office:value-type="string" office:string-value="C6" calcext:value-type="string">
            <text:p>C6</text:p>
          </table:table-cell>
          <table:table-cell table:formula="of:=MIDB([.$B4];63-([.R$1]-1)*2;2)" office:value-type="string" office:string-value="FC" calcext:value-type="string">
            <text:p>FC</text:p>
          </table:table-cell>
          <table:table-cell table:formula="of:=MIDB([.$B4];63-([.S$1]-1)*2;2)" office:value-type="string" office:string-value="C0" calcext:value-type="string">
            <text:p>C0</text:p>
          </table:table-cell>
          <table:table-cell table:formula="of:=MIDB([.$B4];63-([.T$1]-1)*2;2)" office:value-type="string" office:string-value="C6" calcext:value-type="string">
            <text:p>C6</text:p>
          </table:table-cell>
          <table:table-cell table:formula="of:=MIDB([.$B4];63-([.U$1]-1)*2;2)" office:value-type="string" office:string-value="7C" calcext:value-type="string">
            <text:p>7C</text:p>
          </table:table-cell>
          <table:table-cell table:formula="of:=MIDB([.$B4];63-([.V$1]-1)*2;2)" office:value-type="string" office:string-value="00" calcext:value-type="string">
            <text:p>00</text:p>
          </table:table-cell>
          <table:table-cell table:formula="of:=MIDB([.$B4];63-([.W$1]-1)*2;2)" office:value-type="string" office:string-value="7C" calcext:value-type="string">
            <text:p>7C</text:p>
          </table:table-cell>
          <table:table-cell table:formula="of:=MIDB([.$B4];63-([.X$1]-1)*2;2)" office:value-type="string" office:string-value="C6" calcext:value-type="string">
            <text:p>C6</text:p>
          </table:table-cell>
          <table:table-cell table:formula="of:=MIDB([.$B4];63-([.Y$1]-1)*2;2)" office:value-type="string" office:string-value="06" calcext:value-type="string">
            <text:p>06</text:p>
          </table:table-cell>
          <table:table-cell table:formula="of:=MIDB([.$B4];63-([.Z$1]-1)*2;2)" office:value-type="string" office:string-value="7C" calcext:value-type="string">
            <text:p>7C</text:p>
          </table:table-cell>
          <table:table-cell table:formula="of:=MIDB([.$B4];63-([.AA$1]-1)*2;2)" office:value-type="string" office:string-value="C0" calcext:value-type="string">
            <text:p>C0</text:p>
          </table:table-cell>
          <table:table-cell table:formula="of:=MIDB([.$B4];63-([.AB$1]-1)*2;2)" office:value-type="string" office:string-value="C0" calcext:value-type="string">
            <text:p>C0</text:p>
          </table:table-cell>
          <table:table-cell table:formula="of:=MIDB([.$B4];63-([.AC$1]-1)*2;2)" office:value-type="string" office:string-value="FE" calcext:value-type="string">
            <text:p>FE</text:p>
          </table:table-cell>
          <table:table-cell table:formula="of:=MIDB([.$B4];63-([.AD$1]-1)*2;2)" office:value-type="string" office:string-value="00" calcext:value-type="string">
            <text:p>00</text:p>
          </table:table-cell>
          <table:table-cell table:formula="of:=MIDB([.$B4];63-([.AE$1]-1)*2;2)" office:value-type="string" office:string-value="0C" calcext:value-type="string">
            <text:p>0C</text:p>
          </table:table-cell>
          <table:table-cell table:formula="of:=MIDB([.$B4];63-([.AF$1]-1)*2;2)" office:value-type="string" office:string-value="0C" calcext:value-type="string">
            <text:p>0C</text:p>
          </table:table-cell>
          <table:table-cell table:formula="of:=MIDB([.$B4];63-([.AG$1]-1)*2;2)" office:value-type="string" office:string-value="0C" calcext:value-type="string">
            <text:p>0C</text:p>
          </table:table-cell>
          <table:table-cell table:formula="of:=MIDB([.$B4];63-([.AH$1]-1)*2;2)" office:value-type="string" office:string-value="FE" calcext:value-type="string">
            <text:p>FE</text:p>
          </table:table-cell>
          <table:table-cell table:formula="of:=MIDB([.$B4];63-([.AI$1]-1)*2;2)" office:value-type="string" office:string-value="CC" calcext:value-type="string">
            <text:p>CC</text:p>
          </table:table-cell>
          <table:table-cell table:formula="of:=MIDB([.$B4];63-([.AJ$1]-1)*2;2)" office:value-type="string" office:string-value="CC" calcext:value-type="string">
            <text:p>CC</text:p>
          </table:table-cell>
          <table:table-cell table:formula="of:=MIDB([.$B4];63-([.AK$1]-1)*2;2)" office:value-type="string" office:string-value="CC" calcext:value-type="string">
            <text:p>CC</text:p>
          </table:table-cell>
          <table:table-cell/>
          <table:table-cell table:formula="of:=HEX2BIN(INDIRECT(ADDRESS([.AM$2];[.AM$1]-[.AN4]));8)" office:value-type="string" office:string-value="00011000" calcext:value-type="string">
            <text:p>0001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6"/>INIT_02 =&gt; X</text:p>
          </table:table-cell>
          <table:table-cell office:value-type="string" calcext:value-type="string">
            <text:p>7CC6C67CC6C67C007CC6C67E06C67C000018180018180000187E587E1A7E1800</text:p>
          </table:table-cell>
          <table:table-cell office:value-type="string" calcext:value-type="string">
            <text:p>,</text:p>
          </table:table-cell>
          <table:table-cell table:formula="of:=COM.MICROSOFT.CONCAT([.A5];&quot;&quot;&quot;&quot;;[.F5:.AK5];&quot;&quot;&quot;&quot;;[.C5])" office:value-type="string" office:string-value="      INIT_02 =&gt; X&quot;00187E1A7E587E180000181800181800007CC6067EC6C67C007CC6C67CC6C67C&quot;," calcext:value-type="string">
            <text:p><text:s text:c="6"/>INIT_02 =&gt; X"00187E1A7E587E180000181800181800007CC6067EC6C67C007CC6C67CC6C67C",</text:p>
          </table:table-cell>
          <table:table-cell/>
          <table:table-cell table:formula="of:=MIDB([.$B5];63-([.F$1]-1)*2;2)" office:value-type="string" office:string-value="00" calcext:value-type="string">
            <text:p>00</text:p>
          </table:table-cell>
          <table:table-cell table:formula="of:=MIDB([.$B5];63-([.G$1]-1)*2;2)" office:value-type="string" office:string-value="18" calcext:value-type="string">
            <text:p>18</text:p>
          </table:table-cell>
          <table:table-cell table:formula="of:=MIDB([.$B5];63-([.H$1]-1)*2;2)" office:value-type="string" office:string-value="7E" calcext:value-type="string">
            <text:p>7E</text:p>
          </table:table-cell>
          <table:table-cell table:formula="of:=MIDB([.$B5];63-([.I$1]-1)*2;2)" office:value-type="string" office:string-value="1A" calcext:value-type="string">
            <text:p>1A</text:p>
          </table:table-cell>
          <table:table-cell table:formula="of:=MIDB([.$B5];63-([.J$1]-1)*2;2)" office:value-type="string" office:string-value="7E" calcext:value-type="string">
            <text:p>7E</text:p>
          </table:table-cell>
          <table:table-cell table:formula="of:=MIDB([.$B5];63-([.K$1]-1)*2;2)" office:value-type="string" office:string-value="58" calcext:value-type="string">
            <text:p>58</text:p>
          </table:table-cell>
          <table:table-cell table:formula="of:=MIDB([.$B5];63-([.L$1]-1)*2;2)" office:value-type="string" office:string-value="7E" calcext:value-type="string">
            <text:p>7E</text:p>
          </table:table-cell>
          <table:table-cell table:formula="of:=MIDB([.$B5];63-([.M$1]-1)*2;2)" office:value-type="string" office:string-value="18" calcext:value-type="string">
            <text:p>18</text:p>
          </table:table-cell>
          <table:table-cell table:formula="of:=MIDB([.$B5];63-([.N$1]-1)*2;2)" office:value-type="string" office:string-value="00" calcext:value-type="string">
            <text:p>00</text:p>
          </table:table-cell>
          <table:table-cell table:formula="of:=MIDB([.$B5];63-([.O$1]-1)*2;2)" office:value-type="string" office:string-value="00" calcext:value-type="string">
            <text:p>00</text:p>
          </table:table-cell>
          <table:table-cell table:formula="of:=MIDB([.$B5];63-([.P$1]-1)*2;2)" office:value-type="string" office:string-value="18" calcext:value-type="string">
            <text:p>18</text:p>
          </table:table-cell>
          <table:table-cell table:formula="of:=MIDB([.$B5];63-([.Q$1]-1)*2;2)" office:value-type="string" office:string-value="18" calcext:value-type="string">
            <text:p>18</text:p>
          </table:table-cell>
          <table:table-cell table:formula="of:=MIDB([.$B5];63-([.R$1]-1)*2;2)" office:value-type="string" office:string-value="00" calcext:value-type="string">
            <text:p>00</text:p>
          </table:table-cell>
          <table:table-cell table:formula="of:=MIDB([.$B5];63-([.S$1]-1)*2;2)" office:value-type="string" office:string-value="18" calcext:value-type="string">
            <text:p>18</text:p>
          </table:table-cell>
          <table:table-cell table:formula="of:=MIDB([.$B5];63-([.T$1]-1)*2;2)" office:value-type="string" office:string-value="18" calcext:value-type="string">
            <text:p>18</text:p>
          </table:table-cell>
          <table:table-cell table:formula="of:=MIDB([.$B5];63-([.U$1]-1)*2;2)" office:value-type="string" office:string-value="00" calcext:value-type="string">
            <text:p>00</text:p>
          </table:table-cell>
          <table:table-cell table:formula="of:=MIDB([.$B5];63-([.V$1]-1)*2;2)" office:value-type="string" office:string-value="00" calcext:value-type="string">
            <text:p>00</text:p>
          </table:table-cell>
          <table:table-cell table:formula="of:=MIDB([.$B5];63-([.W$1]-1)*2;2)" office:value-type="string" office:string-value="7C" calcext:value-type="string">
            <text:p>7C</text:p>
          </table:table-cell>
          <table:table-cell table:formula="of:=MIDB([.$B5];63-([.X$1]-1)*2;2)" office:value-type="string" office:string-value="C6" calcext:value-type="string">
            <text:p>C6</text:p>
          </table:table-cell>
          <table:table-cell table:formula="of:=MIDB([.$B5];63-([.Y$1]-1)*2;2)" office:value-type="string" office:string-value="06" calcext:value-type="string">
            <text:p>06</text:p>
          </table:table-cell>
          <table:table-cell table:formula="of:=MIDB([.$B5];63-([.Z$1]-1)*2;2)" office:value-type="string" office:string-value="7E" calcext:value-type="string">
            <text:p>7E</text:p>
          </table:table-cell>
          <table:table-cell table:formula="of:=MIDB([.$B5];63-([.AA$1]-1)*2;2)" office:value-type="string" office:string-value="C6" calcext:value-type="string">
            <text:p>C6</text:p>
          </table:table-cell>
          <table:table-cell table:formula="of:=MIDB([.$B5];63-([.AB$1]-1)*2;2)" office:value-type="string" office:string-value="C6" calcext:value-type="string">
            <text:p>C6</text:p>
          </table:table-cell>
          <table:table-cell table:formula="of:=MIDB([.$B5];63-([.AC$1]-1)*2;2)" office:value-type="string" office:string-value="7C" calcext:value-type="string">
            <text:p>7C</text:p>
          </table:table-cell>
          <table:table-cell table:formula="of:=MIDB([.$B5];63-([.AD$1]-1)*2;2)" office:value-type="string" office:string-value="00" calcext:value-type="string">
            <text:p>00</text:p>
          </table:table-cell>
          <table:table-cell table:formula="of:=MIDB([.$B5];63-([.AE$1]-1)*2;2)" office:value-type="string" office:string-value="7C" calcext:value-type="string">
            <text:p>7C</text:p>
          </table:table-cell>
          <table:table-cell table:formula="of:=MIDB([.$B5];63-([.AF$1]-1)*2;2)" office:value-type="string" office:string-value="C6" calcext:value-type="string">
            <text:p>C6</text:p>
          </table:table-cell>
          <table:table-cell table:formula="of:=MIDB([.$B5];63-([.AG$1]-1)*2;2)" office:value-type="string" office:string-value="C6" calcext:value-type="string">
            <text:p>C6</text:p>
          </table:table-cell>
          <table:table-cell table:formula="of:=MIDB([.$B5];63-([.AH$1]-1)*2;2)" office:value-type="string" office:string-value="7C" calcext:value-type="string">
            <text:p>7C</text:p>
          </table:table-cell>
          <table:table-cell table:formula="of:=MIDB([.$B5];63-([.AI$1]-1)*2;2)" office:value-type="string" office:string-value="C6" calcext:value-type="string">
            <text:p>C6</text:p>
          </table:table-cell>
          <table:table-cell table:formula="of:=MIDB([.$B5];63-([.AJ$1]-1)*2;2)" office:value-type="string" office:string-value="C6" calcext:value-type="string">
            <text:p>C6</text:p>
          </table:table-cell>
          <table:table-cell table:formula="of:=MIDB([.$B5];63-([.AK$1]-1)*2;2)" office:value-type="string" office:string-value="7C" calcext:value-type="string">
            <text:p>7C</text:p>
          </table:table-cell>
          <table:table-cell/>
          <table:table-cell table:formula="of:=HEX2BIN(INDIRECT(ADDRESS([.AM$2];[.AM$1]-[.AN5]));8)" office:value-type="string" office:string-value="00011000" calcext:value-type="string">
            <text:p>0001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6"/>INIT_03 =&gt; X</text:p>
          </table:table-cell>
          <table:table-cell office:value-type="string" calcext:value-type="string">
            <text:p>00000000000000003C660C1818001800C0C0C0C0C0C0FE00FCC6C6FCC0C0C000</text:p>
          </table:table-cell>
          <table:table-cell office:value-type="string" calcext:value-type="string">
            <text:p>,</text:p>
          </table:table-cell>
          <table:table-cell table:formula="of:=COM.MICROSOFT.CONCAT([.A6];&quot;&quot;&quot;&quot;;[.F6:.AK6];&quot;&quot;&quot;&quot;;[.C6])" office:value-type="string" office:string-value="      INIT_03 =&gt; X&quot;00C0C0C0FCC6C6FC00FEC0C0C0C0C0C000180018180C663C0000000000000000&quot;," calcext:value-type="string">
            <text:p><text:s text:c="6"/>INIT_03 =&gt; X"00C0C0C0FCC6C6FC00FEC0C0C0C0C0C000180018180C663C0000000000000000",</text:p>
          </table:table-cell>
          <table:table-cell/>
          <table:table-cell table:formula="of:=MIDB([.$B6];63-([.F$1]-1)*2;2)" office:value-type="string" office:string-value="00" calcext:value-type="string">
            <text:p>00</text:p>
          </table:table-cell>
          <table:table-cell table:formula="of:=MIDB([.$B6];63-([.G$1]-1)*2;2)" office:value-type="string" office:string-value="C0" calcext:value-type="string">
            <text:p>C0</text:p>
          </table:table-cell>
          <table:table-cell table:formula="of:=MIDB([.$B6];63-([.H$1]-1)*2;2)" office:value-type="string" office:string-value="C0" calcext:value-type="string">
            <text:p>C0</text:p>
          </table:table-cell>
          <table:table-cell table:formula="of:=MIDB([.$B6];63-([.I$1]-1)*2;2)" office:value-type="string" office:string-value="C0" calcext:value-type="string">
            <text:p>C0</text:p>
          </table:table-cell>
          <table:table-cell table:formula="of:=MIDB([.$B6];63-([.J$1]-1)*2;2)" office:value-type="string" office:string-value="FC" calcext:value-type="string">
            <text:p>FC</text:p>
          </table:table-cell>
          <table:table-cell table:formula="of:=MIDB([.$B6];63-([.K$1]-1)*2;2)" office:value-type="string" office:string-value="C6" calcext:value-type="string">
            <text:p>C6</text:p>
          </table:table-cell>
          <table:table-cell table:formula="of:=MIDB([.$B6];63-([.L$1]-1)*2;2)" office:value-type="string" office:string-value="C6" calcext:value-type="string">
            <text:p>C6</text:p>
          </table:table-cell>
          <table:table-cell table:formula="of:=MIDB([.$B6];63-([.M$1]-1)*2;2)" office:value-type="string" office:string-value="FC" calcext:value-type="string">
            <text:p>FC</text:p>
          </table:table-cell>
          <table:table-cell table:formula="of:=MIDB([.$B6];63-([.N$1]-1)*2;2)" office:value-type="string" office:string-value="00" calcext:value-type="string">
            <text:p>00</text:p>
          </table:table-cell>
          <table:table-cell table:formula="of:=MIDB([.$B6];63-([.O$1]-1)*2;2)" office:value-type="string" office:string-value="FE" calcext:value-type="string">
            <text:p>FE</text:p>
          </table:table-cell>
          <table:table-cell table:formula="of:=MIDB([.$B6];63-([.P$1]-1)*2;2)" office:value-type="string" office:string-value="C0" calcext:value-type="string">
            <text:p>C0</text:p>
          </table:table-cell>
          <table:table-cell table:formula="of:=MIDB([.$B6];63-([.Q$1]-1)*2;2)" office:value-type="string" office:string-value="C0" calcext:value-type="string">
            <text:p>C0</text:p>
          </table:table-cell>
          <table:table-cell table:formula="of:=MIDB([.$B6];63-([.R$1]-1)*2;2)" office:value-type="string" office:string-value="C0" calcext:value-type="string">
            <text:p>C0</text:p>
          </table:table-cell>
          <table:table-cell table:formula="of:=MIDB([.$B6];63-([.S$1]-1)*2;2)" office:value-type="string" office:string-value="C0" calcext:value-type="string">
            <text:p>C0</text:p>
          </table:table-cell>
          <table:table-cell table:formula="of:=MIDB([.$B6];63-([.T$1]-1)*2;2)" office:value-type="string" office:string-value="C0" calcext:value-type="string">
            <text:p>C0</text:p>
          </table:table-cell>
          <table:table-cell table:formula="of:=MIDB([.$B6];63-([.U$1]-1)*2;2)" office:value-type="string" office:string-value="C0" calcext:value-type="string">
            <text:p>C0</text:p>
          </table:table-cell>
          <table:table-cell table:formula="of:=MIDB([.$B6];63-([.V$1]-1)*2;2)" office:value-type="string" office:string-value="00" calcext:value-type="string">
            <text:p>00</text:p>
          </table:table-cell>
          <table:table-cell table:formula="of:=MIDB([.$B6];63-([.W$1]-1)*2;2)" office:value-type="string" office:string-value="18" calcext:value-type="string">
            <text:p>18</text:p>
          </table:table-cell>
          <table:table-cell table:formula="of:=MIDB([.$B6];63-([.X$1]-1)*2;2)" office:value-type="string" office:string-value="00" calcext:value-type="string">
            <text:p>00</text:p>
          </table:table-cell>
          <table:table-cell table:formula="of:=MIDB([.$B6];63-([.Y$1]-1)*2;2)" office:value-type="string" office:string-value="18" calcext:value-type="string">
            <text:p>18</text:p>
          </table:table-cell>
          <table:table-cell table:formula="of:=MIDB([.$B6];63-([.Z$1]-1)*2;2)" office:value-type="string" office:string-value="18" calcext:value-type="string">
            <text:p>18</text:p>
          </table:table-cell>
          <table:table-cell table:formula="of:=MIDB([.$B6];63-([.AA$1]-1)*2;2)" office:value-type="string" office:string-value="0C" calcext:value-type="string">
            <text:p>0C</text:p>
          </table:table-cell>
          <table:table-cell table:formula="of:=MIDB([.$B6];63-([.AB$1]-1)*2;2)" office:value-type="string" office:string-value="66" calcext:value-type="string">
            <text:p>66</text:p>
          </table:table-cell>
          <table:table-cell table:formula="of:=MIDB([.$B6];63-([.AC$1]-1)*2;2)" office:value-type="string" office:string-value="3C" calcext:value-type="string">
            <text:p>3C</text:p>
          </table:table-cell>
          <table:table-cell table:formula="of:=MIDB([.$B6];63-([.AD$1]-1)*2;2)" office:value-type="string" office:string-value="00" calcext:value-type="string">
            <text:p>00</text:p>
          </table:table-cell>
          <table:table-cell table:formula="of:=MIDB([.$B6];63-([.AE$1]-1)*2;2)" office:value-type="string" office:string-value="00" calcext:value-type="string">
            <text:p>00</text:p>
          </table:table-cell>
          <table:table-cell table:formula="of:=MIDB([.$B6];63-([.AF$1]-1)*2;2)" office:value-type="string" office:string-value="00" calcext:value-type="string">
            <text:p>00</text:p>
          </table:table-cell>
          <table:table-cell table:formula="of:=MIDB([.$B6];63-([.AG$1]-1)*2;2)" office:value-type="string" office:string-value="00" calcext:value-type="string">
            <text:p>00</text:p>
          </table:table-cell>
          <table:table-cell table:formula="of:=MIDB([.$B6];63-([.AH$1]-1)*2;2)" office:value-type="string" office:string-value="00" calcext:value-type="string">
            <text:p>00</text:p>
          </table:table-cell>
          <table:table-cell table:formula="of:=MIDB([.$B6];63-([.AI$1]-1)*2;2)" office:value-type="string" office:string-value="00" calcext:value-type="string">
            <text:p>00</text:p>
          </table:table-cell>
          <table:table-cell table:formula="of:=MIDB([.$B6];63-([.AJ$1]-1)*2;2)" office:value-type="string" office:string-value="00" calcext:value-type="string">
            <text:p>00</text:p>
          </table:table-cell>
          <table:table-cell table:formula="of:=MIDB([.$B6];63-([.AK$1]-1)*2;2)" office:value-type="string" office:string-value="00" calcext:value-type="string">
            <text:p>00</text:p>
          </table:table-cell>
          <table:table-cell/>
          <table:table-cell table:formula="of:=HEX2BIN(INDIRECT(ADDRESS([.AM$2];[.AM$1]-[.AN6]));8)" office:value-type="string" office:string-value="01111110" calcext:value-type="string">
            <text:p>01111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6"/>INIT_04 =&gt; X</text:p>
          </table:table-cell>
          <table:table-cell office:value-type="string" calcext:value-type="string">
            <text:p>0018187E18180000C6C6C6D6FEEEC600FEC0C0F8C0C0FE00FCC6C6FCD8CCC600</text:p>
          </table:table-cell>
          <table:table-cell office:value-type="string" calcext:value-type="string">
            <text:p>,</text:p>
          </table:table-cell>
          <table:table-cell table:formula="of:=COM.MICROSOFT.CONCAT([.A7];&quot;&quot;&quot;&quot;;[.F7:.AK7];&quot;&quot;&quot;&quot;;[.C7])" office:value-type="string" office:string-value="      INIT_04 =&gt; X&quot;00C6CCD8FCC6C6FC00FEC0C0F8C0C0FE00C6EEFED6C6C6C6000018187E181800&quot;," calcext:value-type="string">
            <text:p><text:s text:c="6"/>INIT_04 =&gt; X"00C6CCD8FCC6C6FC00FEC0C0F8C0C0FE00C6EEFED6C6C6C6000018187E181800",</text:p>
          </table:table-cell>
          <table:table-cell/>
          <table:table-cell table:formula="of:=MIDB([.$B7];63-([.F$1]-1)*2;2)" office:value-type="string" office:string-value="00" calcext:value-type="string">
            <text:p>00</text:p>
          </table:table-cell>
          <table:table-cell table:formula="of:=MIDB([.$B7];63-([.G$1]-1)*2;2)" office:value-type="string" office:string-value="C6" calcext:value-type="string">
            <text:p>C6</text:p>
          </table:table-cell>
          <table:table-cell table:formula="of:=MIDB([.$B7];63-([.H$1]-1)*2;2)" office:value-type="string" office:string-value="CC" calcext:value-type="string">
            <text:p>CC</text:p>
          </table:table-cell>
          <table:table-cell table:formula="of:=MIDB([.$B7];63-([.I$1]-1)*2;2)" office:value-type="string" office:string-value="D8" calcext:value-type="string">
            <text:p>D8</text:p>
          </table:table-cell>
          <table:table-cell table:formula="of:=MIDB([.$B7];63-([.J$1]-1)*2;2)" office:value-type="string" office:string-value="FC" calcext:value-type="string">
            <text:p>FC</text:p>
          </table:table-cell>
          <table:table-cell table:formula="of:=MIDB([.$B7];63-([.K$1]-1)*2;2)" office:value-type="string" office:string-value="C6" calcext:value-type="string">
            <text:p>C6</text:p>
          </table:table-cell>
          <table:table-cell table:formula="of:=MIDB([.$B7];63-([.L$1]-1)*2;2)" office:value-type="string" office:string-value="C6" calcext:value-type="string">
            <text:p>C6</text:p>
          </table:table-cell>
          <table:table-cell table:formula="of:=MIDB([.$B7];63-([.M$1]-1)*2;2)" office:value-type="string" office:string-value="FC" calcext:value-type="string">
            <text:p>FC</text:p>
          </table:table-cell>
          <table:table-cell table:formula="of:=MIDB([.$B7];63-([.N$1]-1)*2;2)" office:value-type="string" office:string-value="00" calcext:value-type="string">
            <text:p>00</text:p>
          </table:table-cell>
          <table:table-cell table:formula="of:=MIDB([.$B7];63-([.O$1]-1)*2;2)" office:value-type="string" office:string-value="FE" calcext:value-type="string">
            <text:p>FE</text:p>
          </table:table-cell>
          <table:table-cell table:formula="of:=MIDB([.$B7];63-([.P$1]-1)*2;2)" office:value-type="string" office:string-value="C0" calcext:value-type="string">
            <text:p>C0</text:p>
          </table:table-cell>
          <table:table-cell table:formula="of:=MIDB([.$B7];63-([.Q$1]-1)*2;2)" office:value-type="string" office:string-value="C0" calcext:value-type="string">
            <text:p>C0</text:p>
          </table:table-cell>
          <table:table-cell table:formula="of:=MIDB([.$B7];63-([.R$1]-1)*2;2)" office:value-type="string" office:string-value="F8" calcext:value-type="string">
            <text:p>F8</text:p>
          </table:table-cell>
          <table:table-cell table:formula="of:=MIDB([.$B7];63-([.S$1]-1)*2;2)" office:value-type="string" office:string-value="C0" calcext:value-type="string">
            <text:p>C0</text:p>
          </table:table-cell>
          <table:table-cell table:formula="of:=MIDB([.$B7];63-([.T$1]-1)*2;2)" office:value-type="string" office:string-value="C0" calcext:value-type="string">
            <text:p>C0</text:p>
          </table:table-cell>
          <table:table-cell table:formula="of:=MIDB([.$B7];63-([.U$1]-1)*2;2)" office:value-type="string" office:string-value="FE" calcext:value-type="string">
            <text:p>FE</text:p>
          </table:table-cell>
          <table:table-cell table:formula="of:=MIDB([.$B7];63-([.V$1]-1)*2;2)" office:value-type="string" office:string-value="00" calcext:value-type="string">
            <text:p>00</text:p>
          </table:table-cell>
          <table:table-cell table:formula="of:=MIDB([.$B7];63-([.W$1]-1)*2;2)" office:value-type="string" office:string-value="C6" calcext:value-type="string">
            <text:p>C6</text:p>
          </table:table-cell>
          <table:table-cell table:formula="of:=MIDB([.$B7];63-([.X$1]-1)*2;2)" office:value-type="string" office:string-value="EE" calcext:value-type="string">
            <text:p>EE</text:p>
          </table:table-cell>
          <table:table-cell table:formula="of:=MIDB([.$B7];63-([.Y$1]-1)*2;2)" office:value-type="string" office:string-value="FE" calcext:value-type="string">
            <text:p>FE</text:p>
          </table:table-cell>
          <table:table-cell table:formula="of:=MIDB([.$B7];63-([.Z$1]-1)*2;2)" office:value-type="string" office:string-value="D6" calcext:value-type="string">
            <text:p>D6</text:p>
          </table:table-cell>
          <table:table-cell table:formula="of:=MIDB([.$B7];63-([.AA$1]-1)*2;2)" office:value-type="string" office:string-value="C6" calcext:value-type="string">
            <text:p>C6</text:p>
          </table:table-cell>
          <table:table-cell table:formula="of:=MIDB([.$B7];63-([.AB$1]-1)*2;2)" office:value-type="string" office:string-value="C6" calcext:value-type="string">
            <text:p>C6</text:p>
          </table:table-cell>
          <table:table-cell table:formula="of:=MIDB([.$B7];63-([.AC$1]-1)*2;2)" office:value-type="string" office:string-value="C6" calcext:value-type="string">
            <text:p>C6</text:p>
          </table:table-cell>
          <table:table-cell table:formula="of:=MIDB([.$B7];63-([.AD$1]-1)*2;2)" office:value-type="string" office:string-value="00" calcext:value-type="string">
            <text:p>00</text:p>
          </table:table-cell>
          <table:table-cell table:formula="of:=MIDB([.$B7];63-([.AE$1]-1)*2;2)" office:value-type="string" office:string-value="00" calcext:value-type="string">
            <text:p>00</text:p>
          </table:table-cell>
          <table:table-cell table:formula="of:=MIDB([.$B7];63-([.AF$1]-1)*2;2)" office:value-type="string" office:string-value="18" calcext:value-type="string">
            <text:p>18</text:p>
          </table:table-cell>
          <table:table-cell table:formula="of:=MIDB([.$B7];63-([.AG$1]-1)*2;2)" office:value-type="string" office:string-value="18" calcext:value-type="string">
            <text:p>18</text:p>
          </table:table-cell>
          <table:table-cell table:formula="of:=MIDB([.$B7];63-([.AH$1]-1)*2;2)" office:value-type="string" office:string-value="7E" calcext:value-type="string">
            <text:p>7E</text:p>
          </table:table-cell>
          <table:table-cell table:formula="of:=MIDB([.$B7];63-([.AI$1]-1)*2;2)" office:value-type="string" office:string-value="18" calcext:value-type="string">
            <text:p>18</text:p>
          </table:table-cell>
          <table:table-cell table:formula="of:=MIDB([.$B7];63-([.AJ$1]-1)*2;2)" office:value-type="string" office:string-value="18" calcext:value-type="string">
            <text:p>18</text:p>
          </table:table-cell>
          <table:table-cell table:formula="of:=MIDB([.$B7];63-([.AK$1]-1)*2;2)" office:value-type="string" office:string-value="00" calcext:value-type="string">
            <text:p>00</text:p>
          </table:table-cell>
          <table:table-cell/>
          <table:table-cell table:formula="of:=HEX2BIN(INDIRECT(ADDRESS([.AM$2];[.AM$1]-[.AN7]));8)" office:value-type="string" office:string-value="00011000" calcext:value-type="string">
            <text:p>0001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6"/>INIT_05 =&gt; X</text:p>
          </table:table-cell>
          <table:table-cell office:value-type="string" calcext:value-type="string">
            <text:p>7E18181818181800C6C6C6C6C6C67C003C18181818183C007CC6C6C6C6C67C00</text:p>
          </table:table-cell>
          <table:table-cell office:value-type="string" calcext:value-type="string">
            <text:p>,</text:p>
          </table:table-cell>
          <table:table-cell table:formula="of:=COM.MICROSOFT.CONCAT([.A8];&quot;&quot;&quot;&quot;;[.F8:.AK8];&quot;&quot;&quot;&quot;;[.C8])" office:value-type="string" office:string-value="      INIT_05 =&gt; X&quot;007CC6C6C6C6C67C003C18181818183C007CC6C6C6C6C6C6001818181818187E&quot;," calcext:value-type="string">
            <text:p><text:s text:c="6"/>INIT_05 =&gt; X"007CC6C6C6C6C67C003C18181818183C007CC6C6C6C6C6C6001818181818187E",</text:p>
          </table:table-cell>
          <table:table-cell/>
          <table:table-cell table:formula="of:=MIDB([.$B8];63-([.F$1]-1)*2;2)" office:value-type="string" office:string-value="00" calcext:value-type="string">
            <text:p>00</text:p>
          </table:table-cell>
          <table:table-cell table:formula="of:=MIDB([.$B8];63-([.G$1]-1)*2;2)" office:value-type="string" office:string-value="7C" calcext:value-type="string">
            <text:p>7C</text:p>
          </table:table-cell>
          <table:table-cell table:formula="of:=MIDB([.$B8];63-([.H$1]-1)*2;2)" office:value-type="string" office:string-value="C6" calcext:value-type="string">
            <text:p>C6</text:p>
          </table:table-cell>
          <table:table-cell table:formula="of:=MIDB([.$B8];63-([.I$1]-1)*2;2)" office:value-type="string" office:string-value="C6" calcext:value-type="string">
            <text:p>C6</text:p>
          </table:table-cell>
          <table:table-cell table:formula="of:=MIDB([.$B8];63-([.J$1]-1)*2;2)" office:value-type="string" office:string-value="C6" calcext:value-type="string">
            <text:p>C6</text:p>
          </table:table-cell>
          <table:table-cell table:formula="of:=MIDB([.$B8];63-([.K$1]-1)*2;2)" office:value-type="string" office:string-value="C6" calcext:value-type="string">
            <text:p>C6</text:p>
          </table:table-cell>
          <table:table-cell table:formula="of:=MIDB([.$B8];63-([.L$1]-1)*2;2)" office:value-type="string" office:string-value="C6" calcext:value-type="string">
            <text:p>C6</text:p>
          </table:table-cell>
          <table:table-cell table:formula="of:=MIDB([.$B8];63-([.M$1]-1)*2;2)" office:value-type="string" office:string-value="7C" calcext:value-type="string">
            <text:p>7C</text:p>
          </table:table-cell>
          <table:table-cell table:formula="of:=MIDB([.$B8];63-([.N$1]-1)*2;2)" office:value-type="string" office:string-value="00" calcext:value-type="string">
            <text:p>00</text:p>
          </table:table-cell>
          <table:table-cell table:formula="of:=MIDB([.$B8];63-([.O$1]-1)*2;2)" office:value-type="string" office:string-value="3C" calcext:value-type="string">
            <text:p>3C</text:p>
          </table:table-cell>
          <table:table-cell table:formula="of:=MIDB([.$B8];63-([.P$1]-1)*2;2)" office:value-type="string" office:string-value="18" calcext:value-type="string">
            <text:p>18</text:p>
          </table:table-cell>
          <table:table-cell table:formula="of:=MIDB([.$B8];63-([.Q$1]-1)*2;2)" office:value-type="string" office:string-value="18" calcext:value-type="string">
            <text:p>18</text:p>
          </table:table-cell>
          <table:table-cell table:formula="of:=MIDB([.$B8];63-([.R$1]-1)*2;2)" office:value-type="string" office:string-value="18" calcext:value-type="string">
            <text:p>18</text:p>
          </table:table-cell>
          <table:table-cell table:formula="of:=MIDB([.$B8];63-([.S$1]-1)*2;2)" office:value-type="string" office:string-value="18" calcext:value-type="string">
            <text:p>18</text:p>
          </table:table-cell>
          <table:table-cell table:formula="of:=MIDB([.$B8];63-([.T$1]-1)*2;2)" office:value-type="string" office:string-value="18" calcext:value-type="string">
            <text:p>18</text:p>
          </table:table-cell>
          <table:table-cell table:formula="of:=MIDB([.$B8];63-([.U$1]-1)*2;2)" office:value-type="string" office:string-value="3C" calcext:value-type="string">
            <text:p>3C</text:p>
          </table:table-cell>
          <table:table-cell table:formula="of:=MIDB([.$B8];63-([.V$1]-1)*2;2)" office:value-type="string" office:string-value="00" calcext:value-type="string">
            <text:p>00</text:p>
          </table:table-cell>
          <table:table-cell table:formula="of:=MIDB([.$B8];63-([.W$1]-1)*2;2)" office:value-type="string" office:string-value="7C" calcext:value-type="string">
            <text:p>7C</text:p>
          </table:table-cell>
          <table:table-cell table:formula="of:=MIDB([.$B8];63-([.X$1]-1)*2;2)" office:value-type="string" office:string-value="C6" calcext:value-type="string">
            <text:p>C6</text:p>
          </table:table-cell>
          <table:table-cell table:formula="of:=MIDB([.$B8];63-([.Y$1]-1)*2;2)" office:value-type="string" office:string-value="C6" calcext:value-type="string">
            <text:p>C6</text:p>
          </table:table-cell>
          <table:table-cell table:formula="of:=MIDB([.$B8];63-([.Z$1]-1)*2;2)" office:value-type="string" office:string-value="C6" calcext:value-type="string">
            <text:p>C6</text:p>
          </table:table-cell>
          <table:table-cell table:formula="of:=MIDB([.$B8];63-([.AA$1]-1)*2;2)" office:value-type="string" office:string-value="C6" calcext:value-type="string">
            <text:p>C6</text:p>
          </table:table-cell>
          <table:table-cell table:formula="of:=MIDB([.$B8];63-([.AB$1]-1)*2;2)" office:value-type="string" office:string-value="C6" calcext:value-type="string">
            <text:p>C6</text:p>
          </table:table-cell>
          <table:table-cell table:formula="of:=MIDB([.$B8];63-([.AC$1]-1)*2;2)" office:value-type="string" office:string-value="C6" calcext:value-type="string">
            <text:p>C6</text:p>
          </table:table-cell>
          <table:table-cell table:formula="of:=MIDB([.$B8];63-([.AD$1]-1)*2;2)" office:value-type="string" office:string-value="00" calcext:value-type="string">
            <text:p>00</text:p>
          </table:table-cell>
          <table:table-cell table:formula="of:=MIDB([.$B8];63-([.AE$1]-1)*2;2)" office:value-type="string" office:string-value="18" calcext:value-type="string">
            <text:p>18</text:p>
          </table:table-cell>
          <table:table-cell table:formula="of:=MIDB([.$B8];63-([.AF$1]-1)*2;2)" office:value-type="string" office:string-value="18" calcext:value-type="string">
            <text:p>18</text:p>
          </table:table-cell>
          <table:table-cell table:formula="of:=MIDB([.$B8];63-([.AG$1]-1)*2;2)" office:value-type="string" office:string-value="18" calcext:value-type="string">
            <text:p>18</text:p>
          </table:table-cell>
          <table:table-cell table:formula="of:=MIDB([.$B8];63-([.AH$1]-1)*2;2)" office:value-type="string" office:string-value="18" calcext:value-type="string">
            <text:p>18</text:p>
          </table:table-cell>
          <table:table-cell table:formula="of:=MIDB([.$B8];63-([.AI$1]-1)*2;2)" office:value-type="string" office:string-value="18" calcext:value-type="string">
            <text:p>18</text:p>
          </table:table-cell>
          <table:table-cell table:formula="of:=MIDB([.$B8];63-([.AJ$1]-1)*2;2)" office:value-type="string" office:string-value="18" calcext:value-type="string">
            <text:p>18</text:p>
          </table:table-cell>
          <table:table-cell table:formula="of:=MIDB([.$B8];63-([.AK$1]-1)*2;2)" office:value-type="string" office:string-value="7E" calcext:value-type="string">
            <text:p>7E</text:p>
          </table:table-cell>
          <table:table-cell/>
          <table:table-cell table:formula="of:=HEX2BIN(INDIRECT(ADDRESS([.AM$2];[.AM$1]-[.AN8]));8)" office:value-type="string" office:string-value="00011000" calcext:value-type="string">
            <text:p>000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6"/>INIT_06 =&gt; X</text:p>
          </table:table-cell>
          <table:table-cell office:value-type="string" calcext:value-type="string">
            <text:p>7CC6C6C6DECC76007CC6C07C06C67C00FCC6C6C6C6C6FC00FEC0C0F8C0C0C000</text:p>
          </table:table-cell>
          <table:table-cell office:value-type="string" calcext:value-type="string">
            <text:p>,</text:p>
          </table:table-cell>
          <table:table-cell table:formula="of:=COM.MICROSOFT.CONCAT([.A9];&quot;&quot;&quot;&quot;;[.F9:.AK9];&quot;&quot;&quot;&quot;;[.C9])" office:value-type="string" office:string-value="      INIT_06 =&gt; X&quot;00C0C0C0F8C0C0FE00FCC6C6C6C6C6FC007CC6067CC0C67C0076CCDEC6C6C67C&quot;," calcext:value-type="string">
            <text:p><text:s text:c="6"/>INIT_06 =&gt; X"00C0C0C0F8C0C0FE00FCC6C6C6C6C6FC007CC6067CC0C67C0076CCDEC6C6C67C",</text:p>
          </table:table-cell>
          <table:table-cell/>
          <table:table-cell table:formula="of:=MIDB([.$B9];63-([.F$1]-1)*2;2)" office:value-type="string" office:string-value="00" calcext:value-type="string">
            <text:p>00</text:p>
          </table:table-cell>
          <table:table-cell table:formula="of:=MIDB([.$B9];63-([.G$1]-1)*2;2)" office:value-type="string" office:string-value="C0" calcext:value-type="string">
            <text:p>C0</text:p>
          </table:table-cell>
          <table:table-cell table:formula="of:=MIDB([.$B9];63-([.H$1]-1)*2;2)" office:value-type="string" office:string-value="C0" calcext:value-type="string">
            <text:p>C0</text:p>
          </table:table-cell>
          <table:table-cell table:formula="of:=MIDB([.$B9];63-([.I$1]-1)*2;2)" office:value-type="string" office:string-value="C0" calcext:value-type="string">
            <text:p>C0</text:p>
          </table:table-cell>
          <table:table-cell table:formula="of:=MIDB([.$B9];63-([.J$1]-1)*2;2)" office:value-type="string" office:string-value="F8" calcext:value-type="string">
            <text:p>F8</text:p>
          </table:table-cell>
          <table:table-cell table:formula="of:=MIDB([.$B9];63-([.K$1]-1)*2;2)" office:value-type="string" office:string-value="C0" calcext:value-type="string">
            <text:p>C0</text:p>
          </table:table-cell>
          <table:table-cell table:formula="of:=MIDB([.$B9];63-([.L$1]-1)*2;2)" office:value-type="string" office:string-value="C0" calcext:value-type="string">
            <text:p>C0</text:p>
          </table:table-cell>
          <table:table-cell table:formula="of:=MIDB([.$B9];63-([.M$1]-1)*2;2)" office:value-type="string" office:string-value="FE" calcext:value-type="string">
            <text:p>FE</text:p>
          </table:table-cell>
          <table:table-cell table:formula="of:=MIDB([.$B9];63-([.N$1]-1)*2;2)" office:value-type="string" office:string-value="00" calcext:value-type="string">
            <text:p>00</text:p>
          </table:table-cell>
          <table:table-cell table:formula="of:=MIDB([.$B9];63-([.O$1]-1)*2;2)" office:value-type="string" office:string-value="FC" calcext:value-type="string">
            <text:p>FC</text:p>
          </table:table-cell>
          <table:table-cell table:formula="of:=MIDB([.$B9];63-([.P$1]-1)*2;2)" office:value-type="string" office:string-value="C6" calcext:value-type="string">
            <text:p>C6</text:p>
          </table:table-cell>
          <table:table-cell table:formula="of:=MIDB([.$B9];63-([.Q$1]-1)*2;2)" office:value-type="string" office:string-value="C6" calcext:value-type="string">
            <text:p>C6</text:p>
          </table:table-cell>
          <table:table-cell table:formula="of:=MIDB([.$B9];63-([.R$1]-1)*2;2)" office:value-type="string" office:string-value="C6" calcext:value-type="string">
            <text:p>C6</text:p>
          </table:table-cell>
          <table:table-cell table:formula="of:=MIDB([.$B9];63-([.S$1]-1)*2;2)" office:value-type="string" office:string-value="C6" calcext:value-type="string">
            <text:p>C6</text:p>
          </table:table-cell>
          <table:table-cell table:formula="of:=MIDB([.$B9];63-([.T$1]-1)*2;2)" office:value-type="string" office:string-value="C6" calcext:value-type="string">
            <text:p>C6</text:p>
          </table:table-cell>
          <table:table-cell table:formula="of:=MIDB([.$B9];63-([.U$1]-1)*2;2)" office:value-type="string" office:string-value="FC" calcext:value-type="string">
            <text:p>FC</text:p>
          </table:table-cell>
          <table:table-cell table:formula="of:=MIDB([.$B9];63-([.V$1]-1)*2;2)" office:value-type="string" office:string-value="00" calcext:value-type="string">
            <text:p>00</text:p>
          </table:table-cell>
          <table:table-cell table:formula="of:=MIDB([.$B9];63-([.W$1]-1)*2;2)" office:value-type="string" office:string-value="7C" calcext:value-type="string">
            <text:p>7C</text:p>
          </table:table-cell>
          <table:table-cell table:formula="of:=MIDB([.$B9];63-([.X$1]-1)*2;2)" office:value-type="string" office:string-value="C6" calcext:value-type="string">
            <text:p>C6</text:p>
          </table:table-cell>
          <table:table-cell table:formula="of:=MIDB([.$B9];63-([.Y$1]-1)*2;2)" office:value-type="string" office:string-value="06" calcext:value-type="string">
            <text:p>06</text:p>
          </table:table-cell>
          <table:table-cell table:formula="of:=MIDB([.$B9];63-([.Z$1]-1)*2;2)" office:value-type="string" office:string-value="7C" calcext:value-type="string">
            <text:p>7C</text:p>
          </table:table-cell>
          <table:table-cell table:formula="of:=MIDB([.$B9];63-([.AA$1]-1)*2;2)" office:value-type="string" office:string-value="C0" calcext:value-type="string">
            <text:p>C0</text:p>
          </table:table-cell>
          <table:table-cell table:formula="of:=MIDB([.$B9];63-([.AB$1]-1)*2;2)" office:value-type="string" office:string-value="C6" calcext:value-type="string">
            <text:p>C6</text:p>
          </table:table-cell>
          <table:table-cell table:formula="of:=MIDB([.$B9];63-([.AC$1]-1)*2;2)" office:value-type="string" office:string-value="7C" calcext:value-type="string">
            <text:p>7C</text:p>
          </table:table-cell>
          <table:table-cell table:formula="of:=MIDB([.$B9];63-([.AD$1]-1)*2;2)" office:value-type="string" office:string-value="00" calcext:value-type="string">
            <text:p>00</text:p>
          </table:table-cell>
          <table:table-cell table:formula="of:=MIDB([.$B9];63-([.AE$1]-1)*2;2)" office:value-type="string" office:string-value="76" calcext:value-type="string">
            <text:p>76</text:p>
          </table:table-cell>
          <table:table-cell table:formula="of:=MIDB([.$B9];63-([.AF$1]-1)*2;2)" office:value-type="string" office:string-value="CC" calcext:value-type="string">
            <text:p>CC</text:p>
          </table:table-cell>
          <table:table-cell table:formula="of:=MIDB([.$B9];63-([.AG$1]-1)*2;2)" office:value-type="string" office:string-value="DE" calcext:value-type="string">
            <text:p>DE</text:p>
          </table:table-cell>
          <table:table-cell table:formula="of:=MIDB([.$B9];63-([.AH$1]-1)*2;2)" office:value-type="string" office:string-value="C6" calcext:value-type="string">
            <text:p>C6</text:p>
          </table:table-cell>
          <table:table-cell table:formula="of:=MIDB([.$B9];63-([.AI$1]-1)*2;2)" office:value-type="string" office:string-value="C6" calcext:value-type="string">
            <text:p>C6</text:p>
          </table:table-cell>
          <table:table-cell table:formula="of:=MIDB([.$B9];63-([.AJ$1]-1)*2;2)" office:value-type="string" office:string-value="C6" calcext:value-type="string">
            <text:p>C6</text:p>
          </table:table-cell>
          <table:table-cell table:formula="of:=MIDB([.$B9];63-([.AK$1]-1)*2;2)" office:value-type="string" office:string-value="7C" calcext:value-type="string">
            <text:p>7C</text:p>
          </table:table-cell>
          <table:table-cell/>
          <table:table-cell table:formula="of:=HEX2BIN(INDIRECT(ADDRESS([.AM$2];[.AM$1]-[.AN9]));8)" office:value-type="string" office:string-value="00000000" calcext:value-type="string">
            <text:p>00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6"/>INIT_07 =&gt; X</text:p>
          </table:table-cell>
          <table:table-cell office:value-type="string" calcext:value-type="string">
            <text:p>7CC6C0C0CEC67E00C6C6C6FEC6C6C6000606060606C67C00C6CCD8F0D8CCC600</text:p>
          </table:table-cell>
          <table:table-cell office:value-type="string" calcext:value-type="string">
            <text:p>,</text:p>
          </table:table-cell>
          <table:table-cell table:formula="of:=COM.MICROSOFT.CONCAT([.A10];&quot;&quot;&quot;&quot;;[.F10:.AK10];&quot;&quot;&quot;&quot;;[.C10])" office:value-type="string" office:string-value="      INIT_07 =&gt; X&quot;00C6CCD8F0D8CCC6007CC6060606060600C6C6C6FEC6C6C6007EC6CEC0C0C67C&quot;," calcext:value-type="string">
            <text:p><text:s text:c="6"/>INIT_07 =&gt; X"00C6CCD8F0D8CCC6007CC6060606060600C6C6C6FEC6C6C6007EC6CEC0C0C67C",</text:p>
          </table:table-cell>
          <table:table-cell/>
          <table:table-cell table:formula="of:=MIDB([.$B10];63-([.F$1]-1)*2;2)" office:value-type="string" office:string-value="00" calcext:value-type="string">
            <text:p>00</text:p>
          </table:table-cell>
          <table:table-cell table:formula="of:=MIDB([.$B10];63-([.G$1]-1)*2;2)" office:value-type="string" office:string-value="C6" calcext:value-type="string">
            <text:p>C6</text:p>
          </table:table-cell>
          <table:table-cell table:formula="of:=MIDB([.$B10];63-([.H$1]-1)*2;2)" office:value-type="string" office:string-value="CC" calcext:value-type="string">
            <text:p>CC</text:p>
          </table:table-cell>
          <table:table-cell table:formula="of:=MIDB([.$B10];63-([.I$1]-1)*2;2)" office:value-type="string" office:string-value="D8" calcext:value-type="string">
            <text:p>D8</text:p>
          </table:table-cell>
          <table:table-cell table:formula="of:=MIDB([.$B10];63-([.J$1]-1)*2;2)" office:value-type="string" office:string-value="F0" calcext:value-type="string">
            <text:p>F0</text:p>
          </table:table-cell>
          <table:table-cell table:formula="of:=MIDB([.$B10];63-([.K$1]-1)*2;2)" office:value-type="string" office:string-value="D8" calcext:value-type="string">
            <text:p>D8</text:p>
          </table:table-cell>
          <table:table-cell table:formula="of:=MIDB([.$B10];63-([.L$1]-1)*2;2)" office:value-type="string" office:string-value="CC" calcext:value-type="string">
            <text:p>CC</text:p>
          </table:table-cell>
          <table:table-cell table:formula="of:=MIDB([.$B10];63-([.M$1]-1)*2;2)" office:value-type="string" office:string-value="C6" calcext:value-type="string">
            <text:p>C6</text:p>
          </table:table-cell>
          <table:table-cell table:formula="of:=MIDB([.$B10];63-([.N$1]-1)*2;2)" office:value-type="string" office:string-value="00" calcext:value-type="string">
            <text:p>00</text:p>
          </table:table-cell>
          <table:table-cell table:formula="of:=MIDB([.$B10];63-([.O$1]-1)*2;2)" office:value-type="string" office:string-value="7C" calcext:value-type="string">
            <text:p>7C</text:p>
          </table:table-cell>
          <table:table-cell table:formula="of:=MIDB([.$B10];63-([.P$1]-1)*2;2)" office:value-type="string" office:string-value="C6" calcext:value-type="string">
            <text:p>C6</text:p>
          </table:table-cell>
          <table:table-cell table:formula="of:=MIDB([.$B10];63-([.Q$1]-1)*2;2)" office:value-type="string" office:string-value="06" calcext:value-type="string">
            <text:p>06</text:p>
          </table:table-cell>
          <table:table-cell table:formula="of:=MIDB([.$B10];63-([.R$1]-1)*2;2)" office:value-type="string" office:string-value="06" calcext:value-type="string">
            <text:p>06</text:p>
          </table:table-cell>
          <table:table-cell table:formula="of:=MIDB([.$B10];63-([.S$1]-1)*2;2)" office:value-type="string" office:string-value="06" calcext:value-type="string">
            <text:p>06</text:p>
          </table:table-cell>
          <table:table-cell table:formula="of:=MIDB([.$B10];63-([.T$1]-1)*2;2)" office:value-type="string" office:string-value="06" calcext:value-type="string">
            <text:p>06</text:p>
          </table:table-cell>
          <table:table-cell table:formula="of:=MIDB([.$B10];63-([.U$1]-1)*2;2)" office:value-type="string" office:string-value="06" calcext:value-type="string">
            <text:p>06</text:p>
          </table:table-cell>
          <table:table-cell table:formula="of:=MIDB([.$B10];63-([.V$1]-1)*2;2)" office:value-type="string" office:string-value="00" calcext:value-type="string">
            <text:p>00</text:p>
          </table:table-cell>
          <table:table-cell table:formula="of:=MIDB([.$B10];63-([.W$1]-1)*2;2)" office:value-type="string" office:string-value="C6" calcext:value-type="string">
            <text:p>C6</text:p>
          </table:table-cell>
          <table:table-cell table:formula="of:=MIDB([.$B10];63-([.X$1]-1)*2;2)" office:value-type="string" office:string-value="C6" calcext:value-type="string">
            <text:p>C6</text:p>
          </table:table-cell>
          <table:table-cell table:formula="of:=MIDB([.$B10];63-([.Y$1]-1)*2;2)" office:value-type="string" office:string-value="C6" calcext:value-type="string">
            <text:p>C6</text:p>
          </table:table-cell>
          <table:table-cell table:formula="of:=MIDB([.$B10];63-([.Z$1]-1)*2;2)" office:value-type="string" office:string-value="FE" calcext:value-type="string">
            <text:p>FE</text:p>
          </table:table-cell>
          <table:table-cell table:formula="of:=MIDB([.$B10];63-([.AA$1]-1)*2;2)" office:value-type="string" office:string-value="C6" calcext:value-type="string">
            <text:p>C6</text:p>
          </table:table-cell>
          <table:table-cell table:formula="of:=MIDB([.$B10];63-([.AB$1]-1)*2;2)" office:value-type="string" office:string-value="C6" calcext:value-type="string">
            <text:p>C6</text:p>
          </table:table-cell>
          <table:table-cell table:formula="of:=MIDB([.$B10];63-([.AC$1]-1)*2;2)" office:value-type="string" office:string-value="C6" calcext:value-type="string">
            <text:p>C6</text:p>
          </table:table-cell>
          <table:table-cell table:formula="of:=MIDB([.$B10];63-([.AD$1]-1)*2;2)" office:value-type="string" office:string-value="00" calcext:value-type="string">
            <text:p>00</text:p>
          </table:table-cell>
          <table:table-cell table:formula="of:=MIDB([.$B10];63-([.AE$1]-1)*2;2)" office:value-type="string" office:string-value="7E" calcext:value-type="string">
            <text:p>7E</text:p>
          </table:table-cell>
          <table:table-cell table:formula="of:=MIDB([.$B10];63-([.AF$1]-1)*2;2)" office:value-type="string" office:string-value="C6" calcext:value-type="string">
            <text:p>C6</text:p>
          </table:table-cell>
          <table:table-cell table:formula="of:=MIDB([.$B10];63-([.AG$1]-1)*2;2)" office:value-type="string" office:string-value="CE" calcext:value-type="string">
            <text:p>CE</text:p>
          </table:table-cell>
          <table:table-cell table:formula="of:=MIDB([.$B10];63-([.AH$1]-1)*2;2)" office:value-type="string" office:string-value="C0" calcext:value-type="string">
            <text:p>C0</text:p>
          </table:table-cell>
          <table:table-cell table:formula="of:=MIDB([.$B10];63-([.AI$1]-1)*2;2)" office:value-type="string" office:string-value="C0" calcext:value-type="string">
            <text:p>C0</text:p>
          </table:table-cell>
          <table:table-cell table:formula="of:=MIDB([.$B10];63-([.AJ$1]-1)*2;2)" office:value-type="string" office:string-value="C6" calcext:value-type="string">
            <text:p>C6</text:p>
          </table:table-cell>
          <table:table-cell table:formula="of:=MIDB([.$B10];63-([.AK$1]-1)*2;2)" office:value-type="string" office:string-value="7C" calcext:value-type="string">
            <text:p>7C</text:p>
          </table:table-cell>
          <table:table-cell/>
          <table:table-cell table:formula="of:=HEX2BIN(INDIRECT(ADDRESS([.AM$2];[.AM$1]-[.AN10]));8)" office:value-type="string" office:string-value="00000000" calcext:value-type="string">
            <text:p>00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6"/>INIT_08 =&gt; X</text:p>
          </table:table-cell>
          <table:table-cell office:value-type="string" calcext:value-type="string">
            <text:p>386CC6C6FEC6C6007E060C1830607E00C6C66C386CC6C6007CC6C0C0C0C67C00</text:p>
          </table:table-cell>
          <table:table-cell office:value-type="string" calcext:value-type="string">
            <text:p>,</text:p>
          </table:table-cell>
          <table:table-cell table:formula="of:=COM.MICROSOFT.CONCAT([.A11];&quot;&quot;&quot;&quot;;[.F11:.AK11];&quot;&quot;&quot;&quot;;[.C11])" office:value-type="string" office:string-value="      INIT_08 =&gt; X&quot;007CC6C0C0C0C67C00C6C66C386CC6C6007E6030180C067E00C6C6FEC6C66C38&quot;," calcext:value-type="string">
            <text:p><text:s text:c="6"/>INIT_08 =&gt; X"007CC6C0C0C0C67C00C6C66C386CC6C6007E6030180C067E00C6C6FEC6C66C38",</text:p>
          </table:table-cell>
          <table:table-cell/>
          <table:table-cell table:formula="of:=MIDB([.$B11];63-([.F$1]-1)*2;2)" office:value-type="string" office:string-value="00" calcext:value-type="string">
            <text:p>00</text:p>
          </table:table-cell>
          <table:table-cell table:formula="of:=MIDB([.$B11];63-([.G$1]-1)*2;2)" office:value-type="string" office:string-value="7C" calcext:value-type="string">
            <text:p>7C</text:p>
          </table:table-cell>
          <table:table-cell table:formula="of:=MIDB([.$B11];63-([.H$1]-1)*2;2)" office:value-type="string" office:string-value="C6" calcext:value-type="string">
            <text:p>C6</text:p>
          </table:table-cell>
          <table:table-cell table:formula="of:=MIDB([.$B11];63-([.I$1]-1)*2;2)" office:value-type="string" office:string-value="C0" calcext:value-type="string">
            <text:p>C0</text:p>
          </table:table-cell>
          <table:table-cell table:formula="of:=MIDB([.$B11];63-([.J$1]-1)*2;2)" office:value-type="string" office:string-value="C0" calcext:value-type="string">
            <text:p>C0</text:p>
          </table:table-cell>
          <table:table-cell table:formula="of:=MIDB([.$B11];63-([.K$1]-1)*2;2)" office:value-type="string" office:string-value="C0" calcext:value-type="string">
            <text:p>C0</text:p>
          </table:table-cell>
          <table:table-cell table:formula="of:=MIDB([.$B11];63-([.L$1]-1)*2;2)" office:value-type="string" office:string-value="C6" calcext:value-type="string">
            <text:p>C6</text:p>
          </table:table-cell>
          <table:table-cell table:formula="of:=MIDB([.$B11];63-([.M$1]-1)*2;2)" office:value-type="string" office:string-value="7C" calcext:value-type="string">
            <text:p>7C</text:p>
          </table:table-cell>
          <table:table-cell table:formula="of:=MIDB([.$B11];63-([.N$1]-1)*2;2)" office:value-type="string" office:string-value="00" calcext:value-type="string">
            <text:p>00</text:p>
          </table:table-cell>
          <table:table-cell table:formula="of:=MIDB([.$B11];63-([.O$1]-1)*2;2)" office:value-type="string" office:string-value="C6" calcext:value-type="string">
            <text:p>C6</text:p>
          </table:table-cell>
          <table:table-cell table:formula="of:=MIDB([.$B11];63-([.P$1]-1)*2;2)" office:value-type="string" office:string-value="C6" calcext:value-type="string">
            <text:p>C6</text:p>
          </table:table-cell>
          <table:table-cell table:formula="of:=MIDB([.$B11];63-([.Q$1]-1)*2;2)" office:value-type="string" office:string-value="6C" calcext:value-type="string">
            <text:p>6C</text:p>
          </table:table-cell>
          <table:table-cell table:formula="of:=MIDB([.$B11];63-([.R$1]-1)*2;2)" office:value-type="string" office:string-value="38" calcext:value-type="string">
            <text:p>38</text:p>
          </table:table-cell>
          <table:table-cell table:formula="of:=MIDB([.$B11];63-([.S$1]-1)*2;2)" office:value-type="string" office:string-value="6C" calcext:value-type="string">
            <text:p>6C</text:p>
          </table:table-cell>
          <table:table-cell table:formula="of:=MIDB([.$B11];63-([.T$1]-1)*2;2)" office:value-type="string" office:string-value="C6" calcext:value-type="string">
            <text:p>C6</text:p>
          </table:table-cell>
          <table:table-cell table:formula="of:=MIDB([.$B11];63-([.U$1]-1)*2;2)" office:value-type="string" office:string-value="C6" calcext:value-type="string">
            <text:p>C6</text:p>
          </table:table-cell>
          <table:table-cell table:formula="of:=MIDB([.$B11];63-([.V$1]-1)*2;2)" office:value-type="string" office:string-value="00" calcext:value-type="string">
            <text:p>00</text:p>
          </table:table-cell>
          <table:table-cell table:formula="of:=MIDB([.$B11];63-([.W$1]-1)*2;2)" office:value-type="string" office:string-value="7E" calcext:value-type="string">
            <text:p>7E</text:p>
          </table:table-cell>
          <table:table-cell table:formula="of:=MIDB([.$B11];63-([.X$1]-1)*2;2)" office:value-type="string" office:string-value="60" calcext:value-type="string">
            <text:p>60</text:p>
          </table:table-cell>
          <table:table-cell table:formula="of:=MIDB([.$B11];63-([.Y$1]-1)*2;2)" office:value-type="string" office:string-value="30" calcext:value-type="string">
            <text:p>30</text:p>
          </table:table-cell>
          <table:table-cell table:formula="of:=MIDB([.$B11];63-([.Z$1]-1)*2;2)" office:value-type="string" office:string-value="18" calcext:value-type="string">
            <text:p>18</text:p>
          </table:table-cell>
          <table:table-cell table:formula="of:=MIDB([.$B11];63-([.AA$1]-1)*2;2)" office:value-type="string" office:string-value="0C" calcext:value-type="string">
            <text:p>0C</text:p>
          </table:table-cell>
          <table:table-cell table:formula="of:=MIDB([.$B11];63-([.AB$1]-1)*2;2)" office:value-type="string" office:string-value="06" calcext:value-type="string">
            <text:p>06</text:p>
          </table:table-cell>
          <table:table-cell table:formula="of:=MIDB([.$B11];63-([.AC$1]-1)*2;2)" office:value-type="string" office:string-value="7E" calcext:value-type="string">
            <text:p>7E</text:p>
          </table:table-cell>
          <table:table-cell table:formula="of:=MIDB([.$B11];63-([.AD$1]-1)*2;2)" office:value-type="string" office:string-value="00" calcext:value-type="string">
            <text:p>00</text:p>
          </table:table-cell>
          <table:table-cell table:formula="of:=MIDB([.$B11];63-([.AE$1]-1)*2;2)" office:value-type="string" office:string-value="C6" calcext:value-type="string">
            <text:p>C6</text:p>
          </table:table-cell>
          <table:table-cell table:formula="of:=MIDB([.$B11];63-([.AF$1]-1)*2;2)" office:value-type="string" office:string-value="C6" calcext:value-type="string">
            <text:p>C6</text:p>
          </table:table-cell>
          <table:table-cell table:formula="of:=MIDB([.$B11];63-([.AG$1]-1)*2;2)" office:value-type="string" office:string-value="FE" calcext:value-type="string">
            <text:p>FE</text:p>
          </table:table-cell>
          <table:table-cell table:formula="of:=MIDB([.$B11];63-([.AH$1]-1)*2;2)" office:value-type="string" office:string-value="C6" calcext:value-type="string">
            <text:p>C6</text:p>
          </table:table-cell>
          <table:table-cell table:formula="of:=MIDB([.$B11];63-([.AI$1]-1)*2;2)" office:value-type="string" office:string-value="C6" calcext:value-type="string">
            <text:p>C6</text:p>
          </table:table-cell>
          <table:table-cell table:formula="of:=MIDB([.$B11];63-([.AJ$1]-1)*2;2)" office:value-type="string" office:string-value="6C" calcext:value-type="string">
            <text:p>6C</text:p>
          </table:table-cell>
          <table:table-cell table:formula="of:=MIDB([.$B11];63-([.AK$1]-1)*2;2)" office:value-type="string" office:string-value="38" calcext:value-type="string">
            <text:p>38</text:p>
          </table:table-cell>
          <table:table-cell/>
          <table:table-cell table:formula="of:=HEX2BIN(INDIRECT(ADDRESS([.AM$2];[.AM$1]-[.AN11]));8)" office:value-type="string" office:string-value="11000110" calcext:value-type="string">
            <text:p>11000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 text:c="6"/>INIT_09 =&gt; X</text:p>
          </table:table-cell>
          <table:table-cell office:value-type="string" calcext:value-type="string">
            <text:p>C6C6C6C6C66C3800FCC6C6FCC6C6FC00C6EEFED6C6C6C6000000000000383800</text:p>
          </table:table-cell>
          <table:table-cell office:value-type="string" calcext:value-type="string">
            <text:p>,</text:p>
          </table:table-cell>
          <table:table-cell table:formula="of:=COM.MICROSOFT.CONCAT([.A12];&quot;&quot;&quot;&quot;;[.F12:.AK12];&quot;&quot;&quot;&quot;;[.C12])" office:value-type="string" office:string-value="      INIT_09 =&gt; X&quot;003838000000000000C6C6C6D6FEEEC600FCC6C6FCC6C6FC00386CC6C6C6C6C6&quot;," calcext:value-type="string">
            <text:p><text:s text:c="6"/>INIT_09 =&gt; X"003838000000000000C6C6C6D6FEEEC600FCC6C6FCC6C6FC00386CC6C6C6C6C6",</text:p>
          </table:table-cell>
          <table:table-cell/>
          <table:table-cell table:formula="of:=MIDB([.$B12];63-([.F$1]-1)*2;2)" office:value-type="string" office:string-value="00" calcext:value-type="string">
            <text:p>00</text:p>
          </table:table-cell>
          <table:table-cell table:formula="of:=MIDB([.$B12];63-([.G$1]-1)*2;2)" office:value-type="string" office:string-value="38" calcext:value-type="string">
            <text:p>38</text:p>
          </table:table-cell>
          <table:table-cell table:formula="of:=MIDB([.$B12];63-([.H$1]-1)*2;2)" office:value-type="string" office:string-value="38" calcext:value-type="string">
            <text:p>38</text:p>
          </table:table-cell>
          <table:table-cell table:formula="of:=MIDB([.$B12];63-([.I$1]-1)*2;2)" office:value-type="string" office:string-value="00" calcext:value-type="string">
            <text:p>00</text:p>
          </table:table-cell>
          <table:table-cell table:formula="of:=MIDB([.$B12];63-([.J$1]-1)*2;2)" office:value-type="string" office:string-value="00" calcext:value-type="string">
            <text:p>00</text:p>
          </table:table-cell>
          <table:table-cell table:formula="of:=MIDB([.$B12];63-([.K$1]-1)*2;2)" office:value-type="string" office:string-value="00" calcext:value-type="string">
            <text:p>00</text:p>
          </table:table-cell>
          <table:table-cell table:formula="of:=MIDB([.$B12];63-([.L$1]-1)*2;2)" office:value-type="string" office:string-value="00" calcext:value-type="string">
            <text:p>00</text:p>
          </table:table-cell>
          <table:table-cell table:formula="of:=MIDB([.$B12];63-([.M$1]-1)*2;2)" office:value-type="string" office:string-value="00" calcext:value-type="string">
            <text:p>00</text:p>
          </table:table-cell>
          <table:table-cell table:formula="of:=MIDB([.$B12];63-([.N$1]-1)*2;2)" office:value-type="string" office:string-value="00" calcext:value-type="string">
            <text:p>00</text:p>
          </table:table-cell>
          <table:table-cell table:formula="of:=MIDB([.$B12];63-([.O$1]-1)*2;2)" office:value-type="string" office:string-value="C6" calcext:value-type="string">
            <text:p>C6</text:p>
          </table:table-cell>
          <table:table-cell table:formula="of:=MIDB([.$B12];63-([.P$1]-1)*2;2)" office:value-type="string" office:string-value="C6" calcext:value-type="string">
            <text:p>C6</text:p>
          </table:table-cell>
          <table:table-cell table:formula="of:=MIDB([.$B12];63-([.Q$1]-1)*2;2)" office:value-type="string" office:string-value="C6" calcext:value-type="string">
            <text:p>C6</text:p>
          </table:table-cell>
          <table:table-cell table:formula="of:=MIDB([.$B12];63-([.R$1]-1)*2;2)" office:value-type="string" office:string-value="D6" calcext:value-type="string">
            <text:p>D6</text:p>
          </table:table-cell>
          <table:table-cell table:formula="of:=MIDB([.$B12];63-([.S$1]-1)*2;2)" office:value-type="string" office:string-value="FE" calcext:value-type="string">
            <text:p>FE</text:p>
          </table:table-cell>
          <table:table-cell table:formula="of:=MIDB([.$B12];63-([.T$1]-1)*2;2)" office:value-type="string" office:string-value="EE" calcext:value-type="string">
            <text:p>EE</text:p>
          </table:table-cell>
          <table:table-cell table:formula="of:=MIDB([.$B12];63-([.U$1]-1)*2;2)" office:value-type="string" office:string-value="C6" calcext:value-type="string">
            <text:p>C6</text:p>
          </table:table-cell>
          <table:table-cell table:formula="of:=MIDB([.$B12];63-([.V$1]-1)*2;2)" office:value-type="string" office:string-value="00" calcext:value-type="string">
            <text:p>00</text:p>
          </table:table-cell>
          <table:table-cell table:formula="of:=MIDB([.$B12];63-([.W$1]-1)*2;2)" office:value-type="string" office:string-value="FC" calcext:value-type="string">
            <text:p>FC</text:p>
          </table:table-cell>
          <table:table-cell table:formula="of:=MIDB([.$B12];63-([.X$1]-1)*2;2)" office:value-type="string" office:string-value="C6" calcext:value-type="string">
            <text:p>C6</text:p>
          </table:table-cell>
          <table:table-cell table:formula="of:=MIDB([.$B12];63-([.Y$1]-1)*2;2)" office:value-type="string" office:string-value="C6" calcext:value-type="string">
            <text:p>C6</text:p>
          </table:table-cell>
          <table:table-cell table:formula="of:=MIDB([.$B12];63-([.Z$1]-1)*2;2)" office:value-type="string" office:string-value="FC" calcext:value-type="string">
            <text:p>FC</text:p>
          </table:table-cell>
          <table:table-cell table:formula="of:=MIDB([.$B12];63-([.AA$1]-1)*2;2)" office:value-type="string" office:string-value="C6" calcext:value-type="string">
            <text:p>C6</text:p>
          </table:table-cell>
          <table:table-cell table:formula="of:=MIDB([.$B12];63-([.AB$1]-1)*2;2)" office:value-type="string" office:string-value="C6" calcext:value-type="string">
            <text:p>C6</text:p>
          </table:table-cell>
          <table:table-cell table:formula="of:=MIDB([.$B12];63-([.AC$1]-1)*2;2)" office:value-type="string" office:string-value="FC" calcext:value-type="string">
            <text:p>FC</text:p>
          </table:table-cell>
          <table:table-cell table:formula="of:=MIDB([.$B12];63-([.AD$1]-1)*2;2)" office:value-type="string" office:string-value="00" calcext:value-type="string">
            <text:p>00</text:p>
          </table:table-cell>
          <table:table-cell table:formula="of:=MIDB([.$B12];63-([.AE$1]-1)*2;2)" office:value-type="string" office:string-value="38" calcext:value-type="string">
            <text:p>38</text:p>
          </table:table-cell>
          <table:table-cell table:formula="of:=MIDB([.$B12];63-([.AF$1]-1)*2;2)" office:value-type="string" office:string-value="6C" calcext:value-type="string">
            <text:p>6C</text:p>
          </table:table-cell>
          <table:table-cell table:formula="of:=MIDB([.$B12];63-([.AG$1]-1)*2;2)" office:value-type="string" office:string-value="C6" calcext:value-type="string">
            <text:p>C6</text:p>
          </table:table-cell>
          <table:table-cell table:formula="of:=MIDB([.$B12];63-([.AH$1]-1)*2;2)" office:value-type="string" office:string-value="C6" calcext:value-type="string">
            <text:p>C6</text:p>
          </table:table-cell>
          <table:table-cell table:formula="of:=MIDB([.$B12];63-([.AI$1]-1)*2;2)" office:value-type="string" office:string-value="C6" calcext:value-type="string">
            <text:p>C6</text:p>
          </table:table-cell>
          <table:table-cell table:formula="of:=MIDB([.$B12];63-([.AJ$1]-1)*2;2)" office:value-type="string" office:string-value="C6" calcext:value-type="string">
            <text:p>C6</text:p>
          </table:table-cell>
          <table:table-cell table:formula="of:=MIDB([.$B12];63-([.AK$1]-1)*2;2)" office:value-type="string" office:string-value="C6" calcext:value-type="string">
            <text:p>C6</text:p>
          </table:table-cell>
          <table:table-cell/>
          <table:table-cell table:formula="of:=HEX2BIN(INDIRECT(ADDRESS([.AM$2];[.AM$1]-[.AN12]));8)" office:value-type="string" office:string-value="11000110" calcext:value-type="string">
            <text:p>11000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 text:c="6"/>INIT_0A =&gt; X</text:p>
          </table:table-cell>
          <table:table-cell office:value-type="string" calcext:value-type="string">
            <text:p>0000007E0000000000663C183C6600000018007E0018000000007C007C000000</text:p>
          </table:table-cell>
          <table:table-cell office:value-type="string" calcext:value-type="string">
            <text:p>,</text:p>
          </table:table-cell>
          <table:table-cell table:formula="of:=COM.MICROSOFT.CONCAT([.A13];&quot;&quot;&quot;&quot;;[.F13:.AK13];&quot;&quot;&quot;&quot;;[.C13])" office:value-type="string" office:string-value="      INIT_0A =&gt; X&quot;0000007C007C0000000018007E0018000000663C183C6600000000007E000000&quot;," calcext:value-type="string">
            <text:p><text:s text:c="6"/>INIT_0A =&gt; X"0000007C007C0000000018007E0018000000663C183C6600000000007E000000",</text:p>
          </table:table-cell>
          <table:table-cell/>
          <table:table-cell table:formula="of:=MIDB([.$B13];63-([.F$1]-1)*2;2)" office:value-type="string" office:string-value="00" calcext:value-type="string">
            <text:p>00</text:p>
          </table:table-cell>
          <table:table-cell table:formula="of:=MIDB([.$B13];63-([.G$1]-1)*2;2)" office:value-type="string" office:string-value="00" calcext:value-type="string">
            <text:p>00</text:p>
          </table:table-cell>
          <table:table-cell table:formula="of:=MIDB([.$B13];63-([.H$1]-1)*2;2)" office:value-type="string" office:string-value="00" calcext:value-type="string">
            <text:p>00</text:p>
          </table:table-cell>
          <table:table-cell table:formula="of:=MIDB([.$B13];63-([.I$1]-1)*2;2)" office:value-type="string" office:string-value="7C" calcext:value-type="string">
            <text:p>7C</text:p>
          </table:table-cell>
          <table:table-cell table:formula="of:=MIDB([.$B13];63-([.J$1]-1)*2;2)" office:value-type="string" office:string-value="00" calcext:value-type="string">
            <text:p>00</text:p>
          </table:table-cell>
          <table:table-cell table:formula="of:=MIDB([.$B13];63-([.K$1]-1)*2;2)" office:value-type="string" office:string-value="7C" calcext:value-type="string">
            <text:p>7C</text:p>
          </table:table-cell>
          <table:table-cell table:formula="of:=MIDB([.$B13];63-([.L$1]-1)*2;2)" office:value-type="string" office:string-value="00" calcext:value-type="string">
            <text:p>00</text:p>
          </table:table-cell>
          <table:table-cell table:formula="of:=MIDB([.$B13];63-([.M$1]-1)*2;2)" office:value-type="string" office:string-value="00" calcext:value-type="string">
            <text:p>00</text:p>
          </table:table-cell>
          <table:table-cell table:formula="of:=MIDB([.$B13];63-([.N$1]-1)*2;2)" office:value-type="string" office:string-value="00" calcext:value-type="string">
            <text:p>00</text:p>
          </table:table-cell>
          <table:table-cell table:formula="of:=MIDB([.$B13];63-([.O$1]-1)*2;2)" office:value-type="string" office:string-value="00" calcext:value-type="string">
            <text:p>00</text:p>
          </table:table-cell>
          <table:table-cell table:formula="of:=MIDB([.$B13];63-([.P$1]-1)*2;2)" office:value-type="string" office:string-value="18" calcext:value-type="string">
            <text:p>18</text:p>
          </table:table-cell>
          <table:table-cell table:formula="of:=MIDB([.$B13];63-([.Q$1]-1)*2;2)" office:value-type="string" office:string-value="00" calcext:value-type="string">
            <text:p>00</text:p>
          </table:table-cell>
          <table:table-cell table:formula="of:=MIDB([.$B13];63-([.R$1]-1)*2;2)" office:value-type="string" office:string-value="7E" calcext:value-type="string">
            <text:p>7E</text:p>
          </table:table-cell>
          <table:table-cell table:formula="of:=MIDB([.$B13];63-([.S$1]-1)*2;2)" office:value-type="string" office:string-value="00" calcext:value-type="string">
            <text:p>00</text:p>
          </table:table-cell>
          <table:table-cell table:formula="of:=MIDB([.$B13];63-([.T$1]-1)*2;2)" office:value-type="string" office:string-value="18" calcext:value-type="string">
            <text:p>18</text:p>
          </table:table-cell>
          <table:table-cell table:formula="of:=MIDB([.$B13];63-([.U$1]-1)*2;2)" office:value-type="string" office:string-value="00" calcext:value-type="string">
            <text:p>00</text:p>
          </table:table-cell>
          <table:table-cell table:formula="of:=MIDB([.$B13];63-([.V$1]-1)*2;2)" office:value-type="string" office:string-value="00" calcext:value-type="string">
            <text:p>00</text:p>
          </table:table-cell>
          <table:table-cell table:formula="of:=MIDB([.$B13];63-([.W$1]-1)*2;2)" office:value-type="string" office:string-value="00" calcext:value-type="string">
            <text:p>00</text:p>
          </table:table-cell>
          <table:table-cell table:formula="of:=MIDB([.$B13];63-([.X$1]-1)*2;2)" office:value-type="string" office:string-value="66" calcext:value-type="string">
            <text:p>66</text:p>
          </table:table-cell>
          <table:table-cell table:formula="of:=MIDB([.$B13];63-([.Y$1]-1)*2;2)" office:value-type="string" office:string-value="3C" calcext:value-type="string">
            <text:p>3C</text:p>
          </table:table-cell>
          <table:table-cell table:formula="of:=MIDB([.$B13];63-([.Z$1]-1)*2;2)" office:value-type="string" office:string-value="18" calcext:value-type="string">
            <text:p>18</text:p>
          </table:table-cell>
          <table:table-cell table:formula="of:=MIDB([.$B13];63-([.AA$1]-1)*2;2)" office:value-type="string" office:string-value="3C" calcext:value-type="string">
            <text:p>3C</text:p>
          </table:table-cell>
          <table:table-cell table:formula="of:=MIDB([.$B13];63-([.AB$1]-1)*2;2)" office:value-type="string" office:string-value="66" calcext:value-type="string">
            <text:p>66</text:p>
          </table:table-cell>
          <table:table-cell table:formula="of:=MIDB([.$B13];63-([.AC$1]-1)*2;2)" office:value-type="string" office:string-value="00" calcext:value-type="string">
            <text:p>00</text:p>
          </table:table-cell>
          <table:table-cell table:formula="of:=MIDB([.$B13];63-([.AD$1]-1)*2;2)" office:value-type="string" office:string-value="00" calcext:value-type="string">
            <text:p>00</text:p>
          </table:table-cell>
          <table:table-cell table:formula="of:=MIDB([.$B13];63-([.AE$1]-1)*2;2)" office:value-type="string" office:string-value="00" calcext:value-type="string">
            <text:p>00</text:p>
          </table:table-cell>
          <table:table-cell table:formula="of:=MIDB([.$B13];63-([.AF$1]-1)*2;2)" office:value-type="string" office:string-value="00" calcext:value-type="string">
            <text:p>00</text:p>
          </table:table-cell>
          <table:table-cell table:formula="of:=MIDB([.$B13];63-([.AG$1]-1)*2;2)" office:value-type="string" office:string-value="00" calcext:value-type="string">
            <text:p>00</text:p>
          </table:table-cell>
          <table:table-cell table:formula="of:=MIDB([.$B13];63-([.AH$1]-1)*2;2)" office:value-type="string" office:string-value="7E" calcext:value-type="string">
            <text:p>7E</text:p>
          </table:table-cell>
          <table:table-cell table:formula="of:=MIDB([.$B13];63-([.AI$1]-1)*2;2)" office:value-type="string" office:string-value="00" calcext:value-type="string">
            <text:p>00</text:p>
          </table:table-cell>
          <table:table-cell table:formula="of:=MIDB([.$B13];63-([.AJ$1]-1)*2;2)" office:value-type="string" office:string-value="00" calcext:value-type="string">
            <text:p>00</text:p>
          </table:table-cell>
          <table:table-cell table:formula="of:=MIDB([.$B13];63-([.AK$1]-1)*2;2)" office:value-type="string" office:string-value="00" calcext:value-type="string">
            <text:p>00</text:p>
          </table:table-cell>
          <table:table-cell/>
          <table:table-cell table:formula="of:=HEX2BIN(INDIRECT(ADDRESS([.AM$2];[.AM$1]-[.AN13]));8)" office:value-type="string" office:string-value="11000110" calcext:value-type="string">
            <text:p>11000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6"/>INIT_0B =&gt; X</text:p>
          </table:table-cell>
          <table:table-cell office:value-type="string" calcext:value-type="string">
            <text:p>6666663C18181800C6E6F6FEDECEC60003060C183060C000FFFFFFFFFFFFFF00</text:p>
          </table:table-cell>
          <table:table-cell office:value-type="string" calcext:value-type="string">
            <text:p>,</text:p>
          </table:table-cell>
          <table:table-cell table:formula="of:=COM.MICROSOFT.CONCAT([.A14];&quot;&quot;&quot;&quot;;[.F14:.AK14];&quot;&quot;&quot;&quot;;[.C14])" office:value-type="string" office:string-value="      INIT_0B =&gt; X&quot;00FFFFFFFFFFFFFF00C06030180C060300C6CEDEFEF6E6C6001818183C666666&quot;," calcext:value-type="string">
            <text:p><text:s text:c="6"/>INIT_0B =&gt; X"00FFFFFFFFFFFFFF00C06030180C060300C6CEDEFEF6E6C6001818183C666666",</text:p>
          </table:table-cell>
          <table:table-cell/>
          <table:table-cell table:formula="of:=MIDB([.$B14];63-([.F$1]-1)*2;2)" office:value-type="string" office:string-value="00" calcext:value-type="string">
            <text:p>00</text:p>
          </table:table-cell>
          <table:table-cell table:formula="of:=MIDB([.$B14];63-([.G$1]-1)*2;2)" office:value-type="string" office:string-value="FF" calcext:value-type="string">
            <text:p>FF</text:p>
          </table:table-cell>
          <table:table-cell table:formula="of:=MIDB([.$B14];63-([.H$1]-1)*2;2)" office:value-type="string" office:string-value="FF" calcext:value-type="string">
            <text:p>FF</text:p>
          </table:table-cell>
          <table:table-cell table:formula="of:=MIDB([.$B14];63-([.I$1]-1)*2;2)" office:value-type="string" office:string-value="FF" calcext:value-type="string">
            <text:p>FF</text:p>
          </table:table-cell>
          <table:table-cell table:formula="of:=MIDB([.$B14];63-([.J$1]-1)*2;2)" office:value-type="string" office:string-value="FF" calcext:value-type="string">
            <text:p>FF</text:p>
          </table:table-cell>
          <table:table-cell table:formula="of:=MIDB([.$B14];63-([.K$1]-1)*2;2)" office:value-type="string" office:string-value="FF" calcext:value-type="string">
            <text:p>FF</text:p>
          </table:table-cell>
          <table:table-cell table:formula="of:=MIDB([.$B14];63-([.L$1]-1)*2;2)" office:value-type="string" office:string-value="FF" calcext:value-type="string">
            <text:p>FF</text:p>
          </table:table-cell>
          <table:table-cell table:formula="of:=MIDB([.$B14];63-([.M$1]-1)*2;2)" office:value-type="string" office:string-value="FF" calcext:value-type="string">
            <text:p>FF</text:p>
          </table:table-cell>
          <table:table-cell table:formula="of:=MIDB([.$B14];63-([.N$1]-1)*2;2)" office:value-type="string" office:string-value="00" calcext:value-type="string">
            <text:p>00</text:p>
          </table:table-cell>
          <table:table-cell table:formula="of:=MIDB([.$B14];63-([.O$1]-1)*2;2)" office:value-type="string" office:string-value="C0" calcext:value-type="string">
            <text:p>C0</text:p>
          </table:table-cell>
          <table:table-cell table:formula="of:=MIDB([.$B14];63-([.P$1]-1)*2;2)" office:value-type="string" office:string-value="60" calcext:value-type="string">
            <text:p>60</text:p>
          </table:table-cell>
          <table:table-cell table:formula="of:=MIDB([.$B14];63-([.Q$1]-1)*2;2)" office:value-type="string" office:string-value="30" calcext:value-type="string">
            <text:p>30</text:p>
          </table:table-cell>
          <table:table-cell table:formula="of:=MIDB([.$B14];63-([.R$1]-1)*2;2)" office:value-type="string" office:string-value="18" calcext:value-type="string">
            <text:p>18</text:p>
          </table:table-cell>
          <table:table-cell table:formula="of:=MIDB([.$B14];63-([.S$1]-1)*2;2)" office:value-type="string" office:string-value="0C" calcext:value-type="string">
            <text:p>0C</text:p>
          </table:table-cell>
          <table:table-cell table:formula="of:=MIDB([.$B14];63-([.T$1]-1)*2;2)" office:value-type="string" office:string-value="06" calcext:value-type="string">
            <text:p>06</text:p>
          </table:table-cell>
          <table:table-cell table:formula="of:=MIDB([.$B14];63-([.U$1]-1)*2;2)" office:value-type="string" office:string-value="03" calcext:value-type="string">
            <text:p>03</text:p>
          </table:table-cell>
          <table:table-cell table:formula="of:=MIDB([.$B14];63-([.V$1]-1)*2;2)" office:value-type="string" office:string-value="00" calcext:value-type="string">
            <text:p>00</text:p>
          </table:table-cell>
          <table:table-cell table:formula="of:=MIDB([.$B14];63-([.W$1]-1)*2;2)" office:value-type="string" office:string-value="C6" calcext:value-type="string">
            <text:p>C6</text:p>
          </table:table-cell>
          <table:table-cell table:formula="of:=MIDB([.$B14];63-([.X$1]-1)*2;2)" office:value-type="string" office:string-value="CE" calcext:value-type="string">
            <text:p>CE</text:p>
          </table:table-cell>
          <table:table-cell table:formula="of:=MIDB([.$B14];63-([.Y$1]-1)*2;2)" office:value-type="string" office:string-value="DE" calcext:value-type="string">
            <text:p>DE</text:p>
          </table:table-cell>
          <table:table-cell table:formula="of:=MIDB([.$B14];63-([.Z$1]-1)*2;2)" office:value-type="string" office:string-value="FE" calcext:value-type="string">
            <text:p>FE</text:p>
          </table:table-cell>
          <table:table-cell table:formula="of:=MIDB([.$B14];63-([.AA$1]-1)*2;2)" office:value-type="string" office:string-value="F6" calcext:value-type="string">
            <text:p>F6</text:p>
          </table:table-cell>
          <table:table-cell table:formula="of:=MIDB([.$B14];63-([.AB$1]-1)*2;2)" office:value-type="string" office:string-value="E6" calcext:value-type="string">
            <text:p>E6</text:p>
          </table:table-cell>
          <table:table-cell table:formula="of:=MIDB([.$B14];63-([.AC$1]-1)*2;2)" office:value-type="string" office:string-value="C6" calcext:value-type="string">
            <text:p>C6</text:p>
          </table:table-cell>
          <table:table-cell table:formula="of:=MIDB([.$B14];63-([.AD$1]-1)*2;2)" office:value-type="string" office:string-value="00" calcext:value-type="string">
            <text:p>00</text:p>
          </table:table-cell>
          <table:table-cell table:formula="of:=MIDB([.$B14];63-([.AE$1]-1)*2;2)" office:value-type="string" office:string-value="18" calcext:value-type="string">
            <text:p>18</text:p>
          </table:table-cell>
          <table:table-cell table:formula="of:=MIDB([.$B14];63-([.AF$1]-1)*2;2)" office:value-type="string" office:string-value="18" calcext:value-type="string">
            <text:p>18</text:p>
          </table:table-cell>
          <table:table-cell table:formula="of:=MIDB([.$B14];63-([.AG$1]-1)*2;2)" office:value-type="string" office:string-value="18" calcext:value-type="string">
            <text:p>18</text:p>
          </table:table-cell>
          <table:table-cell table:formula="of:=MIDB([.$B14];63-([.AH$1]-1)*2;2)" office:value-type="string" office:string-value="3C" calcext:value-type="string">
            <text:p>3C</text:p>
          </table:table-cell>
          <table:table-cell table:formula="of:=MIDB([.$B14];63-([.AI$1]-1)*2;2)" office:value-type="string" office:string-value="66" calcext:value-type="string">
            <text:p>66</text:p>
          </table:table-cell>
          <table:table-cell table:formula="of:=MIDB([.$B14];63-([.AJ$1]-1)*2;2)" office:value-type="string" office:string-value="66" calcext:value-type="string">
            <text:p>66</text:p>
          </table:table-cell>
          <table:table-cell table:formula="of:=MIDB([.$B14];63-([.AK$1]-1)*2;2)" office:value-type="string" office:string-value="66" calcext:value-type="string">
            <text:p>66</text:p>
          </table:table-cell>
          <table:table-cell/>
          <table:table-cell table:formula="of:=HEX2BIN(INDIRECT(ADDRESS([.AM$2];[.AM$1]-[.AN14]));8)" office:value-type="string" office:string-value="11010110" calcext:value-type="string">
            <text:p>11010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 text:c="6"/>INIT_0C =&gt; X</text:p>
          </table:table-cell>
          <table:table-cell office:value-type="string" calcext:value-type="string">
            <text:p>CEDBDBDBDBDBCE0000003C7E7E7E3C001C1C181E18181C001C1C181E18342600</text:p>
          </table:table-cell>
          <table:table-cell office:value-type="string" calcext:value-type="string">
            <text:p>,</text:p>
          </table:table-cell>
          <table:table-cell table:formula="of:=COM.MICROSOFT.CONCAT([.A15];&quot;&quot;&quot;&quot;;[.F15:.AK15];&quot;&quot;&quot;&quot;;[.C15])" office:value-type="string" office:string-value="      INIT_0C =&gt; X&quot;002634181E181C1C001C18181E181C1C003C7E7E7E3C000000CEDBDBDBDBDBCE&quot;," calcext:value-type="string">
            <text:p><text:s text:c="6"/>INIT_0C =&gt; X"002634181E181C1C001C18181E181C1C003C7E7E7E3C000000CEDBDBDBDBDBCE",</text:p>
          </table:table-cell>
          <table:table-cell/>
          <table:table-cell table:formula="of:=MIDB([.$B15];63-([.F$1]-1)*2;2)" office:value-type="string" office:string-value="00" calcext:value-type="string">
            <text:p>00</text:p>
          </table:table-cell>
          <table:table-cell table:formula="of:=MIDB([.$B15];63-([.G$1]-1)*2;2)" office:value-type="string" office:string-value="26" calcext:value-type="string">
            <text:p>26</text:p>
          </table:table-cell>
          <table:table-cell table:formula="of:=MIDB([.$B15];63-([.H$1]-1)*2;2)" office:value-type="string" office:string-value="34" calcext:value-type="string">
            <text:p>34</text:p>
          </table:table-cell>
          <table:table-cell table:formula="of:=MIDB([.$B15];63-([.I$1]-1)*2;2)" office:value-type="string" office:string-value="18" calcext:value-type="string">
            <text:p>18</text:p>
          </table:table-cell>
          <table:table-cell table:formula="of:=MIDB([.$B15];63-([.J$1]-1)*2;2)" office:value-type="string" office:string-value="1E" calcext:value-type="string">
            <text:p>1E</text:p>
          </table:table-cell>
          <table:table-cell table:formula="of:=MIDB([.$B15];63-([.K$1]-1)*2;2)" office:value-type="string" office:string-value="18" calcext:value-type="string">
            <text:p>18</text:p>
          </table:table-cell>
          <table:table-cell table:formula="of:=MIDB([.$B15];63-([.L$1]-1)*2;2)" office:value-type="string" office:string-value="1C" calcext:value-type="string">
            <text:p>1C</text:p>
          </table:table-cell>
          <table:table-cell table:formula="of:=MIDB([.$B15];63-([.M$1]-1)*2;2)" office:value-type="string" office:string-value="1C" calcext:value-type="string">
            <text:p>1C</text:p>
          </table:table-cell>
          <table:table-cell table:formula="of:=MIDB([.$B15];63-([.N$1]-1)*2;2)" office:value-type="string" office:string-value="00" calcext:value-type="string">
            <text:p>00</text:p>
          </table:table-cell>
          <table:table-cell table:formula="of:=MIDB([.$B15];63-([.O$1]-1)*2;2)" office:value-type="string" office:string-value="1C" calcext:value-type="string">
            <text:p>1C</text:p>
          </table:table-cell>
          <table:table-cell table:formula="of:=MIDB([.$B15];63-([.P$1]-1)*2;2)" office:value-type="string" office:string-value="18" calcext:value-type="string">
            <text:p>18</text:p>
          </table:table-cell>
          <table:table-cell table:formula="of:=MIDB([.$B15];63-([.Q$1]-1)*2;2)" office:value-type="string" office:string-value="18" calcext:value-type="string">
            <text:p>18</text:p>
          </table:table-cell>
          <table:table-cell table:formula="of:=MIDB([.$B15];63-([.R$1]-1)*2;2)" office:value-type="string" office:string-value="1E" calcext:value-type="string">
            <text:p>1E</text:p>
          </table:table-cell>
          <table:table-cell table:formula="of:=MIDB([.$B15];63-([.S$1]-1)*2;2)" office:value-type="string" office:string-value="18" calcext:value-type="string">
            <text:p>18</text:p>
          </table:table-cell>
          <table:table-cell table:formula="of:=MIDB([.$B15];63-([.T$1]-1)*2;2)" office:value-type="string" office:string-value="1C" calcext:value-type="string">
            <text:p>1C</text:p>
          </table:table-cell>
          <table:table-cell table:formula="of:=MIDB([.$B15];63-([.U$1]-1)*2;2)" office:value-type="string" office:string-value="1C" calcext:value-type="string">
            <text:p>1C</text:p>
          </table:table-cell>
          <table:table-cell table:formula="of:=MIDB([.$B15];63-([.V$1]-1)*2;2)" office:value-type="string" office:string-value="00" calcext:value-type="string">
            <text:p>00</text:p>
          </table:table-cell>
          <table:table-cell table:formula="of:=MIDB([.$B15];63-([.W$1]-1)*2;2)" office:value-type="string" office:string-value="3C" calcext:value-type="string">
            <text:p>3C</text:p>
          </table:table-cell>
          <table:table-cell table:formula="of:=MIDB([.$B15];63-([.X$1]-1)*2;2)" office:value-type="string" office:string-value="7E" calcext:value-type="string">
            <text:p>7E</text:p>
          </table:table-cell>
          <table:table-cell table:formula="of:=MIDB([.$B15];63-([.Y$1]-1)*2;2)" office:value-type="string" office:string-value="7E" calcext:value-type="string">
            <text:p>7E</text:p>
          </table:table-cell>
          <table:table-cell table:formula="of:=MIDB([.$B15];63-([.Z$1]-1)*2;2)" office:value-type="string" office:string-value="7E" calcext:value-type="string">
            <text:p>7E</text:p>
          </table:table-cell>
          <table:table-cell table:formula="of:=MIDB([.$B15];63-([.AA$1]-1)*2;2)" office:value-type="string" office:string-value="3C" calcext:value-type="string">
            <text:p>3C</text:p>
          </table:table-cell>
          <table:table-cell table:formula="of:=MIDB([.$B15];63-([.AB$1]-1)*2;2)" office:value-type="string" office:string-value="00" calcext:value-type="string">
            <text:p>00</text:p>
          </table:table-cell>
          <table:table-cell table:formula="of:=MIDB([.$B15];63-([.AC$1]-1)*2;2)" office:value-type="string" office:string-value="00" calcext:value-type="string">
            <text:p>00</text:p>
          </table:table-cell>
          <table:table-cell table:formula="of:=MIDB([.$B15];63-([.AD$1]-1)*2;2)" office:value-type="string" office:string-value="00" calcext:value-type="string">
            <text:p>00</text:p>
          </table:table-cell>
          <table:table-cell table:formula="of:=MIDB([.$B15];63-([.AE$1]-1)*2;2)" office:value-type="string" office:string-value="CE" calcext:value-type="string">
            <text:p>CE</text:p>
          </table:table-cell>
          <table:table-cell table:formula="of:=MIDB([.$B15];63-([.AF$1]-1)*2;2)" office:value-type="string" office:string-value="DB" calcext:value-type="string">
            <text:p>DB</text:p>
          </table:table-cell>
          <table:table-cell table:formula="of:=MIDB([.$B15];63-([.AG$1]-1)*2;2)" office:value-type="string" office:string-value="DB" calcext:value-type="string">
            <text:p>DB</text:p>
          </table:table-cell>
          <table:table-cell table:formula="of:=MIDB([.$B15];63-([.AH$1]-1)*2;2)" office:value-type="string" office:string-value="DB" calcext:value-type="string">
            <text:p>DB</text:p>
          </table:table-cell>
          <table:table-cell table:formula="of:=MIDB([.$B15];63-([.AI$1]-1)*2;2)" office:value-type="string" office:string-value="DB" calcext:value-type="string">
            <text:p>DB</text:p>
          </table:table-cell>
          <table:table-cell table:formula="of:=MIDB([.$B15];63-([.AJ$1]-1)*2;2)" office:value-type="string" office:string-value="DB" calcext:value-type="string">
            <text:p>DB</text:p>
          </table:table-cell>
          <table:table-cell table:formula="of:=MIDB([.$B15];63-([.AK$1]-1)*2;2)" office:value-type="string" office:string-value="CE" calcext:value-type="string">
            <text:p>CE</text:p>
          </table:table-cell>
          <table:table-cell/>
          <table:table-cell table:formula="of:=HEX2BIN(INDIRECT(ADDRESS([.AM$2];[.AM$1]-[.AN15]));8)" office:value-type="string" office:string-value="11111110" calcext:value-type="string">
            <text:p>11111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 text:c="6"/>INIT_0D =&gt; X</text:p>
          </table:table-cell>
          <table:table-cell office:value-type="string" calcext:value-type="string">
            <text:p>38381878182C6400383818781818380000180CFE0C180000183C7EFFFF181800</text:p>
          </table:table-cell>
          <table:table-cell office:value-type="string" calcext:value-type="string">
            <text:p>,</text:p>
          </table:table-cell>
          <table:table-cell table:formula="of:=COM.MICROSOFT.CONCAT([.A16];&quot;&quot;&quot;&quot;;[.F16:.AK16];&quot;&quot;&quot;&quot;;[.C16])" office:value-type="string" office:string-value="      INIT_0D =&gt; X&quot;001818FFFF7E3C180000180CFE0C1800003818187818383800642C1878183838&quot;," calcext:value-type="string">
            <text:p><text:s text:c="6"/>INIT_0D =&gt; X"001818FFFF7E3C180000180CFE0C1800003818187818383800642C1878183838",</text:p>
          </table:table-cell>
          <table:table-cell/>
          <table:table-cell table:formula="of:=MIDB([.$B16];63-([.F$1]-1)*2;2)" office:value-type="string" office:string-value="00" calcext:value-type="string">
            <text:p>00</text:p>
          </table:table-cell>
          <table:table-cell table:formula="of:=MIDB([.$B16];63-([.G$1]-1)*2;2)" office:value-type="string" office:string-value="18" calcext:value-type="string">
            <text:p>18</text:p>
          </table:table-cell>
          <table:table-cell table:formula="of:=MIDB([.$B16];63-([.H$1]-1)*2;2)" office:value-type="string" office:string-value="18" calcext:value-type="string">
            <text:p>18</text:p>
          </table:table-cell>
          <table:table-cell table:formula="of:=MIDB([.$B16];63-([.I$1]-1)*2;2)" office:value-type="string" office:string-value="FF" calcext:value-type="string">
            <text:p>FF</text:p>
          </table:table-cell>
          <table:table-cell table:formula="of:=MIDB([.$B16];63-([.J$1]-1)*2;2)" office:value-type="string" office:string-value="FF" calcext:value-type="string">
            <text:p>FF</text:p>
          </table:table-cell>
          <table:table-cell table:formula="of:=MIDB([.$B16];63-([.K$1]-1)*2;2)" office:value-type="string" office:string-value="7E" calcext:value-type="string">
            <text:p>7E</text:p>
          </table:table-cell>
          <table:table-cell table:formula="of:=MIDB([.$B16];63-([.L$1]-1)*2;2)" office:value-type="string" office:string-value="3C" calcext:value-type="string">
            <text:p>3C</text:p>
          </table:table-cell>
          <table:table-cell table:formula="of:=MIDB([.$B16];63-([.M$1]-1)*2;2)" office:value-type="string" office:string-value="18" calcext:value-type="string">
            <text:p>18</text:p>
          </table:table-cell>
          <table:table-cell table:formula="of:=MIDB([.$B16];63-([.N$1]-1)*2;2)" office:value-type="string" office:string-value="00" calcext:value-type="string">
            <text:p>00</text:p>
          </table:table-cell>
          <table:table-cell table:formula="of:=MIDB([.$B16];63-([.O$1]-1)*2;2)" office:value-type="string" office:string-value="00" calcext:value-type="string">
            <text:p>00</text:p>
          </table:table-cell>
          <table:table-cell table:formula="of:=MIDB([.$B16];63-([.P$1]-1)*2;2)" office:value-type="string" office:string-value="18" calcext:value-type="string">
            <text:p>18</text:p>
          </table:table-cell>
          <table:table-cell table:formula="of:=MIDB([.$B16];63-([.Q$1]-1)*2;2)" office:value-type="string" office:string-value="0C" calcext:value-type="string">
            <text:p>0C</text:p>
          </table:table-cell>
          <table:table-cell table:formula="of:=MIDB([.$B16];63-([.R$1]-1)*2;2)" office:value-type="string" office:string-value="FE" calcext:value-type="string">
            <text:p>FE</text:p>
          </table:table-cell>
          <table:table-cell table:formula="of:=MIDB([.$B16];63-([.S$1]-1)*2;2)" office:value-type="string" office:string-value="0C" calcext:value-type="string">
            <text:p>0C</text:p>
          </table:table-cell>
          <table:table-cell table:formula="of:=MIDB([.$B16];63-([.T$1]-1)*2;2)" office:value-type="string" office:string-value="18" calcext:value-type="string">
            <text:p>18</text:p>
          </table:table-cell>
          <table:table-cell table:formula="of:=MIDB([.$B16];63-([.U$1]-1)*2;2)" office:value-type="string" office:string-value="00" calcext:value-type="string">
            <text:p>00</text:p>
          </table:table-cell>
          <table:table-cell table:formula="of:=MIDB([.$B16];63-([.V$1]-1)*2;2)" office:value-type="string" office:string-value="00" calcext:value-type="string">
            <text:p>00</text:p>
          </table:table-cell>
          <table:table-cell table:formula="of:=MIDB([.$B16];63-([.W$1]-1)*2;2)" office:value-type="string" office:string-value="38" calcext:value-type="string">
            <text:p>38</text:p>
          </table:table-cell>
          <table:table-cell table:formula="of:=MIDB([.$B16];63-([.X$1]-1)*2;2)" office:value-type="string" office:string-value="18" calcext:value-type="string">
            <text:p>18</text:p>
          </table:table-cell>
          <table:table-cell table:formula="of:=MIDB([.$B16];63-([.Y$1]-1)*2;2)" office:value-type="string" office:string-value="18" calcext:value-type="string">
            <text:p>18</text:p>
          </table:table-cell>
          <table:table-cell table:formula="of:=MIDB([.$B16];63-([.Z$1]-1)*2;2)" office:value-type="string" office:string-value="78" calcext:value-type="string">
            <text:p>78</text:p>
          </table:table-cell>
          <table:table-cell table:formula="of:=MIDB([.$B16];63-([.AA$1]-1)*2;2)" office:value-type="string" office:string-value="18" calcext:value-type="string">
            <text:p>18</text:p>
          </table:table-cell>
          <table:table-cell table:formula="of:=MIDB([.$B16];63-([.AB$1]-1)*2;2)" office:value-type="string" office:string-value="38" calcext:value-type="string">
            <text:p>38</text:p>
          </table:table-cell>
          <table:table-cell table:formula="of:=MIDB([.$B16];63-([.AC$1]-1)*2;2)" office:value-type="string" office:string-value="38" calcext:value-type="string">
            <text:p>38</text:p>
          </table:table-cell>
          <table:table-cell table:formula="of:=MIDB([.$B16];63-([.AD$1]-1)*2;2)" office:value-type="string" office:string-value="00" calcext:value-type="string">
            <text:p>00</text:p>
          </table:table-cell>
          <table:table-cell table:formula="of:=MIDB([.$B16];63-([.AE$1]-1)*2;2)" office:value-type="string" office:string-value="64" calcext:value-type="string">
            <text:p>64</text:p>
          </table:table-cell>
          <table:table-cell table:formula="of:=MIDB([.$B16];63-([.AF$1]-1)*2;2)" office:value-type="string" office:string-value="2C" calcext:value-type="string">
            <text:p>2C</text:p>
          </table:table-cell>
          <table:table-cell table:formula="of:=MIDB([.$B16];63-([.AG$1]-1)*2;2)" office:value-type="string" office:string-value="18" calcext:value-type="string">
            <text:p>18</text:p>
          </table:table-cell>
          <table:table-cell table:formula="of:=MIDB([.$B16];63-([.AH$1]-1)*2;2)" office:value-type="string" office:string-value="78" calcext:value-type="string">
            <text:p>78</text:p>
          </table:table-cell>
          <table:table-cell table:formula="of:=MIDB([.$B16];63-([.AI$1]-1)*2;2)" office:value-type="string" office:string-value="18" calcext:value-type="string">
            <text:p>18</text:p>
          </table:table-cell>
          <table:table-cell table:formula="of:=MIDB([.$B16];63-([.AJ$1]-1)*2;2)" office:value-type="string" office:string-value="38" calcext:value-type="string">
            <text:p>38</text:p>
          </table:table-cell>
          <table:table-cell table:formula="of:=MIDB([.$B16];63-([.AK$1]-1)*2;2)" office:value-type="string" office:string-value="38" calcext:value-type="string">
            <text:p>38</text:p>
          </table:table-cell>
          <table:table-cell/>
          <table:table-cell table:formula="of:=HEX2BIN(INDIRECT(ADDRESS([.AM$2];[.AM$1]-[.AN16]));8)" office:value-type="string" office:string-value="11101110" calcext:value-type="string">
            <text:p>11101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 text:c="6"/>INIT_0E =&gt; X</text:p>
          </table:table-cell>
          <table:table-cell office:value-type="string" calcext:value-type="string">
            <text:p>03070F1F3F7FFF00C0E0F0F8FCFEFF00383812FEB8286C00C06030180C060300</text:p>
          </table:table-cell>
          <table:table-cell office:value-type="string" calcext:value-type="string">
            <text:p>,</text:p>
          </table:table-cell>
          <table:table-cell table:formula="of:=COM.MICROSOFT.CONCAT([.A17];&quot;&quot;&quot;&quot;;[.F17:.AK17];&quot;&quot;&quot;&quot;;[.C17])" office:value-type="string" office:string-value="      INIT_0E =&gt; X&quot;0003060C183060C0006C28B8FE12383800FFFEFCF8F0E0C000FF7F3F1F0F0703&quot;," calcext:value-type="string">
            <text:p><text:s text:c="6"/>INIT_0E =&gt; X"0003060C183060C0006C28B8FE12383800FFFEFCF8F0E0C000FF7F3F1F0F0703",</text:p>
          </table:table-cell>
          <table:table-cell/>
          <table:table-cell table:formula="of:=MIDB([.$B17];63-([.F$1]-1)*2;2)" office:value-type="string" office:string-value="00" calcext:value-type="string">
            <text:p>00</text:p>
          </table:table-cell>
          <table:table-cell table:formula="of:=MIDB([.$B17];63-([.G$1]-1)*2;2)" office:value-type="string" office:string-value="03" calcext:value-type="string">
            <text:p>03</text:p>
          </table:table-cell>
          <table:table-cell table:formula="of:=MIDB([.$B17];63-([.H$1]-1)*2;2)" office:value-type="string" office:string-value="06" calcext:value-type="string">
            <text:p>06</text:p>
          </table:table-cell>
          <table:table-cell table:formula="of:=MIDB([.$B17];63-([.I$1]-1)*2;2)" office:value-type="string" office:string-value="0C" calcext:value-type="string">
            <text:p>0C</text:p>
          </table:table-cell>
          <table:table-cell table:formula="of:=MIDB([.$B17];63-([.J$1]-1)*2;2)" office:value-type="string" office:string-value="18" calcext:value-type="string">
            <text:p>18</text:p>
          </table:table-cell>
          <table:table-cell table:formula="of:=MIDB([.$B17];63-([.K$1]-1)*2;2)" office:value-type="string" office:string-value="30" calcext:value-type="string">
            <text:p>30</text:p>
          </table:table-cell>
          <table:table-cell table:formula="of:=MIDB([.$B17];63-([.L$1]-1)*2;2)" office:value-type="string" office:string-value="60" calcext:value-type="string">
            <text:p>60</text:p>
          </table:table-cell>
          <table:table-cell table:formula="of:=MIDB([.$B17];63-([.M$1]-1)*2;2)" office:value-type="string" office:string-value="C0" calcext:value-type="string">
            <text:p>C0</text:p>
          </table:table-cell>
          <table:table-cell table:formula="of:=MIDB([.$B17];63-([.N$1]-1)*2;2)" office:value-type="string" office:string-value="00" calcext:value-type="string">
            <text:p>00</text:p>
          </table:table-cell>
          <table:table-cell table:formula="of:=MIDB([.$B17];63-([.O$1]-1)*2;2)" office:value-type="string" office:string-value="6C" calcext:value-type="string">
            <text:p>6C</text:p>
          </table:table-cell>
          <table:table-cell table:formula="of:=MIDB([.$B17];63-([.P$1]-1)*2;2)" office:value-type="string" office:string-value="28" calcext:value-type="string">
            <text:p>28</text:p>
          </table:table-cell>
          <table:table-cell table:formula="of:=MIDB([.$B17];63-([.Q$1]-1)*2;2)" office:value-type="string" office:string-value="B8" calcext:value-type="string">
            <text:p>B8</text:p>
          </table:table-cell>
          <table:table-cell table:formula="of:=MIDB([.$B17];63-([.R$1]-1)*2;2)" office:value-type="string" office:string-value="FE" calcext:value-type="string">
            <text:p>FE</text:p>
          </table:table-cell>
          <table:table-cell table:formula="of:=MIDB([.$B17];63-([.S$1]-1)*2;2)" office:value-type="string" office:string-value="12" calcext:value-type="string">
            <text:p>12</text:p>
          </table:table-cell>
          <table:table-cell table:formula="of:=MIDB([.$B17];63-([.T$1]-1)*2;2)" office:value-type="string" office:string-value="38" calcext:value-type="string">
            <text:p>38</text:p>
          </table:table-cell>
          <table:table-cell table:formula="of:=MIDB([.$B17];63-([.U$1]-1)*2;2)" office:value-type="string" office:string-value="38" calcext:value-type="string">
            <text:p>38</text:p>
          </table:table-cell>
          <table:table-cell table:formula="of:=MIDB([.$B17];63-([.V$1]-1)*2;2)" office:value-type="string" office:string-value="00" calcext:value-type="string">
            <text:p>00</text:p>
          </table:table-cell>
          <table:table-cell table:formula="of:=MIDB([.$B17];63-([.W$1]-1)*2;2)" office:value-type="string" office:string-value="FF" calcext:value-type="string">
            <text:p>FF</text:p>
          </table:table-cell>
          <table:table-cell table:formula="of:=MIDB([.$B17];63-([.X$1]-1)*2;2)" office:value-type="string" office:string-value="FE" calcext:value-type="string">
            <text:p>FE</text:p>
          </table:table-cell>
          <table:table-cell table:formula="of:=MIDB([.$B17];63-([.Y$1]-1)*2;2)" office:value-type="string" office:string-value="FC" calcext:value-type="string">
            <text:p>FC</text:p>
          </table:table-cell>
          <table:table-cell table:formula="of:=MIDB([.$B17];63-([.Z$1]-1)*2;2)" office:value-type="string" office:string-value="F8" calcext:value-type="string">
            <text:p>F8</text:p>
          </table:table-cell>
          <table:table-cell table:formula="of:=MIDB([.$B17];63-([.AA$1]-1)*2;2)" office:value-type="string" office:string-value="F0" calcext:value-type="string">
            <text:p>F0</text:p>
          </table:table-cell>
          <table:table-cell table:formula="of:=MIDB([.$B17];63-([.AB$1]-1)*2;2)" office:value-type="string" office:string-value="E0" calcext:value-type="string">
            <text:p>E0</text:p>
          </table:table-cell>
          <table:table-cell table:formula="of:=MIDB([.$B17];63-([.AC$1]-1)*2;2)" office:value-type="string" office:string-value="C0" calcext:value-type="string">
            <text:p>C0</text:p>
          </table:table-cell>
          <table:table-cell table:formula="of:=MIDB([.$B17];63-([.AD$1]-1)*2;2)" office:value-type="string" office:string-value="00" calcext:value-type="string">
            <text:p>00</text:p>
          </table:table-cell>
          <table:table-cell table:formula="of:=MIDB([.$B17];63-([.AE$1]-1)*2;2)" office:value-type="string" office:string-value="FF" calcext:value-type="string">
            <text:p>FF</text:p>
          </table:table-cell>
          <table:table-cell table:formula="of:=MIDB([.$B17];63-([.AF$1]-1)*2;2)" office:value-type="string" office:string-value="7F" calcext:value-type="string">
            <text:p>7F</text:p>
          </table:table-cell>
          <table:table-cell table:formula="of:=MIDB([.$B17];63-([.AG$1]-1)*2;2)" office:value-type="string" office:string-value="3F" calcext:value-type="string">
            <text:p>3F</text:p>
          </table:table-cell>
          <table:table-cell table:formula="of:=MIDB([.$B17];63-([.AH$1]-1)*2;2)" office:value-type="string" office:string-value="1F" calcext:value-type="string">
            <text:p>1F</text:p>
          </table:table-cell>
          <table:table-cell table:formula="of:=MIDB([.$B17];63-([.AI$1]-1)*2;2)" office:value-type="string" office:string-value="0F" calcext:value-type="string">
            <text:p>0F</text:p>
          </table:table-cell>
          <table:table-cell table:formula="of:=MIDB([.$B17];63-([.AJ$1]-1)*2;2)" office:value-type="string" office:string-value="07" calcext:value-type="string">
            <text:p>07</text:p>
          </table:table-cell>
          <table:table-cell table:formula="of:=MIDB([.$B17];63-([.AK$1]-1)*2;2)" office:value-type="string" office:string-value="03" calcext:value-type="string">
            <text:p>03</text:p>
          </table:table-cell>
          <table:table-cell/>
          <table:table-cell table:formula="of:=HEX2BIN(INDIRECT(ADDRESS([.AM$2];[.AM$1]-[.AN17]));8)" office:value-type="string" office:string-value="11000110" calcext:value-type="string">
            <text:p>11000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 text:c="6"/>INIT_0F =&gt; X</text:p>
          </table:table-cell>
          <table:table-cell office:value-type="string" calcext:value-type="string">
            <text:p>00000C0808FF7E00000363FFFF1808000000001038FF7E00000000066EFF7E00</text:p>
          </table:table-cell>
          <table:table-cell office:value-type="string" calcext:value-type="string">
            <text:p>,</text:p>
          </table:table-cell>
          <table:table-cell table:formula="of:=COM.MICROSOFT.CONCAT([.A18];&quot;&quot;&quot;&quot;;[.F18:.AK18];&quot;&quot;&quot;&quot;;[.C18])" office:value-type="string" office:string-value="      INIT_0F =&gt; X&quot;007EFF6E06000000007EFF3810000000000818FFFF630300007EFF08080C0000&quot;," calcext:value-type="string">
            <text:p><text:s text:c="6"/>INIT_0F =&gt; X"007EFF6E06000000007EFF3810000000000818FFFF630300007EFF08080C0000",</text:p>
          </table:table-cell>
          <table:table-cell/>
          <table:table-cell table:formula="of:=MIDB([.$B18];63-([.F$1]-1)*2;2)" office:value-type="string" office:string-value="00" calcext:value-type="string">
            <text:p>00</text:p>
          </table:table-cell>
          <table:table-cell table:formula="of:=MIDB([.$B18];63-([.G$1]-1)*2;2)" office:value-type="string" office:string-value="7E" calcext:value-type="string">
            <text:p>7E</text:p>
          </table:table-cell>
          <table:table-cell table:formula="of:=MIDB([.$B18];63-([.H$1]-1)*2;2)" office:value-type="string" office:string-value="FF" calcext:value-type="string">
            <text:p>FF</text:p>
          </table:table-cell>
          <table:table-cell table:formula="of:=MIDB([.$B18];63-([.I$1]-1)*2;2)" office:value-type="string" office:string-value="6E" calcext:value-type="string">
            <text:p>6E</text:p>
          </table:table-cell>
          <table:table-cell table:formula="of:=MIDB([.$B18];63-([.J$1]-1)*2;2)" office:value-type="string" office:string-value="06" calcext:value-type="string">
            <text:p>06</text:p>
          </table:table-cell>
          <table:table-cell table:formula="of:=MIDB([.$B18];63-([.K$1]-1)*2;2)" office:value-type="string" office:string-value="00" calcext:value-type="string">
            <text:p>00</text:p>
          </table:table-cell>
          <table:table-cell table:formula="of:=MIDB([.$B18];63-([.L$1]-1)*2;2)" office:value-type="string" office:string-value="00" calcext:value-type="string">
            <text:p>00</text:p>
          </table:table-cell>
          <table:table-cell table:formula="of:=MIDB([.$B18];63-([.M$1]-1)*2;2)" office:value-type="string" office:string-value="00" calcext:value-type="string">
            <text:p>00</text:p>
          </table:table-cell>
          <table:table-cell table:formula="of:=MIDB([.$B18];63-([.N$1]-1)*2;2)" office:value-type="string" office:string-value="00" calcext:value-type="string">
            <text:p>00</text:p>
          </table:table-cell>
          <table:table-cell table:formula="of:=MIDB([.$B18];63-([.O$1]-1)*2;2)" office:value-type="string" office:string-value="7E" calcext:value-type="string">
            <text:p>7E</text:p>
          </table:table-cell>
          <table:table-cell table:formula="of:=MIDB([.$B18];63-([.P$1]-1)*2;2)" office:value-type="string" office:string-value="FF" calcext:value-type="string">
            <text:p>FF</text:p>
          </table:table-cell>
          <table:table-cell table:formula="of:=MIDB([.$B18];63-([.Q$1]-1)*2;2)" office:value-type="string" office:string-value="38" calcext:value-type="string">
            <text:p>38</text:p>
          </table:table-cell>
          <table:table-cell table:formula="of:=MIDB([.$B18];63-([.R$1]-1)*2;2)" office:value-type="string" office:string-value="10" calcext:value-type="string">
            <text:p>10</text:p>
          </table:table-cell>
          <table:table-cell table:formula="of:=MIDB([.$B18];63-([.S$1]-1)*2;2)" office:value-type="string" office:string-value="00" calcext:value-type="string">
            <text:p>00</text:p>
          </table:table-cell>
          <table:table-cell table:formula="of:=MIDB([.$B18];63-([.T$1]-1)*2;2)" office:value-type="string" office:string-value="00" calcext:value-type="string">
            <text:p>00</text:p>
          </table:table-cell>
          <table:table-cell table:formula="of:=MIDB([.$B18];63-([.U$1]-1)*2;2)" office:value-type="string" office:string-value="00" calcext:value-type="string">
            <text:p>00</text:p>
          </table:table-cell>
          <table:table-cell table:formula="of:=MIDB([.$B18];63-([.V$1]-1)*2;2)" office:value-type="string" office:string-value="00" calcext:value-type="string">
            <text:p>00</text:p>
          </table:table-cell>
          <table:table-cell table:formula="of:=MIDB([.$B18];63-([.W$1]-1)*2;2)" office:value-type="string" office:string-value="08" calcext:value-type="string">
            <text:p>08</text:p>
          </table:table-cell>
          <table:table-cell table:formula="of:=MIDB([.$B18];63-([.X$1]-1)*2;2)" office:value-type="string" office:string-value="18" calcext:value-type="string">
            <text:p>18</text:p>
          </table:table-cell>
          <table:table-cell table:formula="of:=MIDB([.$B18];63-([.Y$1]-1)*2;2)" office:value-type="string" office:string-value="FF" calcext:value-type="string">
            <text:p>FF</text:p>
          </table:table-cell>
          <table:table-cell table:formula="of:=MIDB([.$B18];63-([.Z$1]-1)*2;2)" office:value-type="string" office:string-value="FF" calcext:value-type="string">
            <text:p>FF</text:p>
          </table:table-cell>
          <table:table-cell table:formula="of:=MIDB([.$B18];63-([.AA$1]-1)*2;2)" office:value-type="string" office:string-value="63" calcext:value-type="string">
            <text:p>63</text:p>
          </table:table-cell>
          <table:table-cell table:formula="of:=MIDB([.$B18];63-([.AB$1]-1)*2;2)" office:value-type="string" office:string-value="03" calcext:value-type="string">
            <text:p>03</text:p>
          </table:table-cell>
          <table:table-cell table:formula="of:=MIDB([.$B18];63-([.AC$1]-1)*2;2)" office:value-type="string" office:string-value="00" calcext:value-type="string">
            <text:p>00</text:p>
          </table:table-cell>
          <table:table-cell table:formula="of:=MIDB([.$B18];63-([.AD$1]-1)*2;2)" office:value-type="string" office:string-value="00" calcext:value-type="string">
            <text:p>00</text:p>
          </table:table-cell>
          <table:table-cell table:formula="of:=MIDB([.$B18];63-([.AE$1]-1)*2;2)" office:value-type="string" office:string-value="7E" calcext:value-type="string">
            <text:p>7E</text:p>
          </table:table-cell>
          <table:table-cell table:formula="of:=MIDB([.$B18];63-([.AF$1]-1)*2;2)" office:value-type="string" office:string-value="FF" calcext:value-type="string">
            <text:p>FF</text:p>
          </table:table-cell>
          <table:table-cell table:formula="of:=MIDB([.$B18];63-([.AG$1]-1)*2;2)" office:value-type="string" office:string-value="08" calcext:value-type="string">
            <text:p>08</text:p>
          </table:table-cell>
          <table:table-cell table:formula="of:=MIDB([.$B18];63-([.AH$1]-1)*2;2)" office:value-type="string" office:string-value="08" calcext:value-type="string">
            <text:p>08</text:p>
          </table:table-cell>
          <table:table-cell table:formula="of:=MIDB([.$B18];63-([.AI$1]-1)*2;2)" office:value-type="string" office:string-value="0C" calcext:value-type="string">
            <text:p>0C</text:p>
          </table:table-cell>
          <table:table-cell table:formula="of:=MIDB([.$B18];63-([.AJ$1]-1)*2;2)" office:value-type="string" office:string-value="00" calcext:value-type="string">
            <text:p>00</text:p>
          </table:table-cell>
          <table:table-cell table:formula="of:=MIDB([.$B18];63-([.AK$1]-1)*2;2)" office:value-type="string" office:string-value="00" calcext:value-type="string">
            <text:p>00</text:p>
          </table:table-cell>
          <table:table-cell/>
          <table:table-cell table:formula="of:=HEX2BIN(INDIRECT(ADDRESS([.AM$2];[.AM$1]-[.AN18]));8)" office:value-type="string" office:string-value="00000000" calcext:value-type="string">
            <text:p>00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8"/>
          <table:table-cell table:formula="of:=HEX2BIN(INDIRECT(ADDRESS([.AM$2];[.AM$1]-[.AN19]));8)" office:value-type="string" office:string-value="11111110" calcext:value-type="string">
            <text:p>11111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8"/>
          <table:table-cell table:formula="of:=HEX2BIN(INDIRECT(ADDRESS([.AM$2];[.AM$1]-[.AN20]));8)" office:value-type="string" office:string-value="11000000" calcext:value-type="string">
            <text:p>11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8"/>
          <table:table-cell table:formula="of:=HEX2BIN(INDIRECT(ADDRESS([.AM$2];[.AM$1]-[.AN21]));8)" office:value-type="string" office:string-value="11000000" calcext:value-type="string">
            <text:p>11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8"/>
          <table:table-cell table:formula="of:=HEX2BIN(INDIRECT(ADDRESS([.AM$2];[.AM$1]-[.AN22]));8)" office:value-type="string" office:string-value="11111000" calcext:value-type="string">
            <text:p>11111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8"/>
          <table:table-cell table:formula="of:=HEX2BIN(INDIRECT(ADDRESS([.AM$2];[.AM$1]-[.AN23]));8)" office:value-type="string" office:string-value="11000000" calcext:value-type="string">
            <text:p>11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8"/>
          <table:table-cell table:formula="of:=HEX2BIN(INDIRECT(ADDRESS([.AM$2];[.AM$1]-[.AN24]));8)" office:value-type="string" office:string-value="11000000" calcext:value-type="string">
            <text:p>110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8"/>
          <table:table-cell table:formula="of:=HEX2BIN(INDIRECT(ADDRESS([.AM$2];[.AM$1]-[.AN25]));8)" office:value-type="string" office:string-value="11111110" calcext:value-type="string">
            <text:p>111111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8"/>
          <table:table-cell table:formula="of:=HEX2BIN(INDIRECT(ADDRESS([.AM$2];[.AM$1]-[.AN26]));8)" office:value-type="string" office:string-value="00000000" calcext:value-type="string">
            <text:p>0000000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1:23:11.460771893</meta:creation-date>
    <dc:date>2021-01-21T21:53:43.614541341</dc:date>
    <meta:editing-duration>PT8M30S</meta:editing-duration>
    <meta:editing-cycles>2</meta:editing-cycles>
    <meta:generator>LibreOffice/6.4.6.2$Linux_X86_64 LibreOffice_project/40$Build-2</meta:generator>
    <meta:document-statistic meta:table-count="1" meta:cell-count="663" meta:object-count="0"/>
  </office:meta>
</office:document-meta>
</file>